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7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10" style:family="paragraph" style:parent-style-name="Heading_20_2">
      <style:paragraph-properties fo:margin-left="0cm" fo:margin-right="0cm" fo:orphans="2" fo:widows="2" fo:text-indent="0cm" style:auto-text-indent="false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ff6347" style:font-name="Raleway" fo:font-size="14pt" fo:letter-spacing="normal" fo:font-style="normal" fo:font-weight="bold"/>
    </style:style>
    <style:style style:name="P11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2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3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4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15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16" style:family="paragraph" style:parent-style-name="Text_20_body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7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8" style:family="paragraph" style:parent-style-name="Heading_20_1">
      <style:text-properties fo:font-variant="normal" fo:text-transform="none" fo:color="#ff6347" style:text-line-through-style="none" style:font-name="Raleway" fo:font-size="22pt" fo:letter-spacing="normal" fo:font-style="normal" style:text-underline-style="none" fo:font-weight="bold" style:text-blinking="false" style:font-size-asian="22pt" style:font-size-complex="22pt"/>
    </style:style>
    <style:style style:name="P19" style:family="paragraph" style:parent-style-name="Preformatted_20_Text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bold" fo:background-color="#eeeeee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23" style:family="paragraph" style:parent-style-name="Text_20_body" style:list-style-name="L1">
      <style:paragraph-properties fo:margin-top="0cm" fo:margin-bottom="0.794cm" fo:orphans="2" fo:widows="2" fo:padding="0cm" fo:border="none"/>
    </style:style>
    <style:style style:name="P24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font-size="14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6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7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8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9" style:family="text">
      <style:text-properties fo:font-variant="normal" fo:text-transform="none" fo:color="#80ffbb" fo:letter-spacing="normal" fo:background-color="#193549"/>
    </style:style>
    <style:style style:name="T10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1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2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5" style:family="text">
      <style:text-properties fo:font-variant="normal" fo:text-transform="none" fo:color="#800000" style:font-name="Open Sans" fo:font-size="14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unkcje</text:h>
      <text:p text:style-name="P2">W Javascript czynności (fragmenty kodu) objęte klamrami do których możemy odwołać się poprzez nazwę to właśnie funkcje.</text:p>
      <text:p text:style-name="P2">Ogólna deklaracja funkcji ma następującą postać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nazwaFunkcji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'Hej jestem fajnym tekstem'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4">//Po stworzeniu funkcji wystarczy ją wywołać poprzez podanie jej nazwy i nawiasów:</text:span></text:span></text:p>
      <text:p text:style-name="P14"><text:span text:style-name="Source_20_Text"><text:span text:style-name="T14">//3x wywołujemy powyższą funkcję</text:span></text:span></text:p>
      <text:p text:style-name="P14"><text:span text:style-name="Source_20_Text"><text:span text:style-name="T13">nazwaFunkcji</text:span></text:span><text:span text:style-name="Source_20_Text"><text:span text:style-name="T11">();</text:span></text:span></text:p>
      <text:p text:style-name="P14"><text:span text:style-name="Source_20_Text"><text:span text:style-name="T13">nazwaFunkcji</text:span></text:span><text:span text:style-name="Source_20_Text"><text:span text:style-name="T11">();</text:span></text:span></text:p>
      <text:p text:style-name="P14"><text:span text:style-name="Source_20_Text"><text:span text:style-name="T13">nazwaFunkcji</text:span></text:span><text:span text:style-name="Source_20_Text"><text:span text:style-name="T11">();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No dobrze, ale po co to wszystko?</text:p>
      <text:p text:style-name="P2">Spójrz na poniższy przykład:</text:p>
      <text:p text:style-name="P7"><text:span text:style-name="Source_20_Text"><text:span text:style-name="T7">let</text:span></text:span><text:span text:style-name="Source_20_Text"><text:span text:style-name="T8"> 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text:span text:style-name="Source_20_Text"><text:span text:style-name="T11">;</text:span></text:span></text:p>
      <text:p text:style-name="P15"/>
      <text:p text:style-name="P15"><text:span text:style-name="Source_20_Text"><text:span text:style-name="T14">//generuję linię</text:span></text:span></text:p>
      <text:p text:style-name="P15"><text:span text:style-name="Source_20_Text"><text:span text:style-name="T8">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text:span text:style-name="Source_20_Text"><text:span text:style-name="T11">;</text:span></text:span></text:p>
      <text:p text:style-name="P15"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12">1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5"><text:span text:style-name="Source_20_Text"><text:span text:style-name="T9"><text:s text:c="4"/></text:span></text:span><text:span text:style-name="Source_20_Text"><text:span text:style-name="T8">str </text:span></text:span><text:span text:style-name="Source_20_Text"><text:span text:style-name="T10">+=</text:span></text:span><text:span text:style-name="Source_20_Text"><text:span text:style-name="T8"> </text:span></text:span><text:span text:style-name="Source_20_Text"><text:span text:style-name="T10">'-'</text:span></text:span><text:span text:style-name="Source_20_Text"><text:span text:style-name="T11">;</text:span></text:span></text:p>
      <text:p text:style-name="P15"><text:span text:style-name="Source_20_Text"><text:span text:style-name="T11">}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str</text:span></text:span><text:span text:style-name="Source_20_Text"><text:span text:style-name="T11">);</text:span></text:span></text:p>
      <text:p text:style-name="P15"/>
      <text:p text:style-name="P15"><text:span text:style-name="Source_20_Text"><text:span text:style-name="T7">let</text:span></text:span><text:span text:style-name="Source_20_Text"><text:span text:style-name="T8"> x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2">20</text:span></text:span><text:span text:style-name="Source_20_Text"><text:span text:style-name="T11">;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20 + 20 = "</text:span></text:span><text:span text:style-name="Source_20_Text"><text:span text:style-name="T11">,</text:span></text:span><text:span text:style-name="Source_20_Text"><text:span text:style-name="T8"> x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2">20</text:span></text:span><text:span text:style-name="Source_20_Text"><text:span text:style-name="T11">);</text:span></text:span></text:p>
      <text:p text:style-name="P15"/>
      <text:p text:style-name="P15"><text:span text:style-name="Source_20_Text"><text:span text:style-name="T8">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text:span text:style-name="Source_20_Text"><text:span text:style-name="T11">;</text:span></text:span></text:p>
      <text:p text:style-name="P15"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12">1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5"><text:span text:style-name="Source_20_Text"><text:span text:style-name="T9"><text:s text:c="4"/></text:span></text:span><text:span text:style-name="Source_20_Text"><text:span text:style-name="T8">str </text:span></text:span><text:span text:style-name="Source_20_Text"><text:span text:style-name="T10">+=</text:span></text:span><text:span text:style-name="Source_20_Text"><text:span text:style-name="T8"> </text:span></text:span><text:span text:style-name="Source_20_Text"><text:span text:style-name="T10">'-'</text:span></text:span><text:span text:style-name="Source_20_Text"><text:span text:style-name="T11">;</text:span></text:span></text:p>
      <text:p text:style-name="P15"><text:span text:style-name="Source_20_Text"><text:span text:style-name="T11">}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str</text:span></text:span><text:span text:style-name="Source_20_Text"><text:span text:style-name="T11">);</text:span></text:span></text:p>
      <text:p text:style-name="P15"/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Ala ma kota"</text:span></text:span><text:span text:style-name="Source_20_Text"><text:span text:style-name="T11">);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a kot ma Alę"</text:span></text:span><text:span text:style-name="Source_20_Text"><text:span text:style-name="T11">);</text:span></text:span></text:p>
      <text:p text:style-name="P15"/>
      <text:p text:style-name="P15"><text:span text:style-name="Source_20_Text"><text:span text:style-name="T8">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text:span text:style-name="Source_20_Text"><text:span text:style-name="T11">;</text:span></text:span></text:p>
      <text:p text:style-name="P15"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12">1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5"><text:span text:style-name="Source_20_Text"><text:span text:style-name="T9"><text:s text:c="4"/></text:span></text:span><text:span text:style-name="Source_20_Text"><text:span text:style-name="T8">str </text:span></text:span><text:span text:style-name="Source_20_Text"><text:span text:style-name="T10">+=</text:span></text:span><text:span text:style-name="Source_20_Text"><text:span text:style-name="T8"> </text:span></text:span><text:span text:style-name="Source_20_Text"><text:span text:style-name="T10">'-'</text:span></text:span><text:span text:style-name="Source_20_Text"><text:span text:style-name="T11">;</text:span></text:span></text:p>
      <text:p text:style-name="P15"><text:span text:style-name="Source_20_Text"><text:span text:style-name="T11">}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str</text:span></text:span><text:span text:style-name="Source_20_Text"><text:span text:style-name="T11">);</text:span></text:span></text:p>
      <text:p text:style-name="P15"><text:span text:style-name="Source_20_Text"><text:span text:style-name="T9"><text:s/></text:span></text:span></text:p>
      <text:p text:style-name="P15"><text:span text:style-name="Source_20_Text"><text:span text:style-name="T9"><text:s/></text:span></text:span></text:p>
      <text:p text:style-name="P15"><text:span text:style-name="Source_20_Text"><text:span text:style-name="T9"><text:s/></text:span></text:span></text:p>
      <text:p text:style-name="P15"><text:span text:style-name="Source_20_Text"><text:span text:style-name="T9"><text:s/></text:span></text:span></text:p>
      <text:p text:style-name="P11"/>
      <text:p text:style-name="P11"/>
      <text:p text:style-name="P2"><text:soft-page-break/>Jak widzisz kilka razy powtarzamy linijki console.log, które tworzą kreskę. To prosty przykład. Taki skrypt może zajmować o wiele, wiele więcej ekranów kodu.<text:line-break/>Aż prosi się, by powtarzany kod wrzucić do naszej funkcji, a potem się do niej po prostu odwoływać:</text:p>
      <text:p text:style-name="P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line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5"><text:span text:style-name="Source_20_Text"><text:span text:style-name="T9"><text:s text:c="4"/></text:span></text:span><text:span text:style-name="Source_20_Text"><text:span text:style-name="T7">let</text:span></text:span><text:span text:style-name="Source_20_Text"><text:span text:style-name="T8"> 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/text:p>
      <text:p text:style-name="P15"><text:span text:style-name="Source_20_Text"><text:span text:style-name="T9"><text:s text:c="4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12">1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5"><text:span text:style-name="Source_20_Text"><text:span text:style-name="T9"><text:s text:c="8"/></text:span></text:span><text:span text:style-name="Source_20_Text"><text:span text:style-name="T8">str </text:span></text:span><text:span text:style-name="Source_20_Text"><text:span text:style-name="T10">+=</text:span></text:span><text:span text:style-name="Source_20_Text"><text:span text:style-name="T8"> </text:span></text:span><text:span text:style-name="Source_20_Text"><text:span text:style-name="T10">'-'</text:span></text:span><text:span text:style-name="Source_20_Text"><text:span text:style-name="T11">;</text:span></text:span></text:p>
      <text:p text:style-name="P15"><text:span text:style-name="Source_20_Text"><text:span text:style-name="T9"><text:s text:c="4"/></text:span></text:span><text:span text:style-name="Source_20_Text"><text:span text:style-name="T11">}</text:span></text:span></text:p>
      <text:p text:style-name="P15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str</text:span></text:span><text:span text:style-name="Source_20_Text"><text:span text:style-name="T11">);</text:span></text:span></text:p>
      <text:p text:style-name="P15"><text:span text:style-name="Source_20_Text"><text:span text:style-name="T11">}</text:span></text:span></text:p>
      <text:p text:style-name="P15"/>
      <text:p text:style-name="P15"><text:span text:style-name="Source_20_Text"><text:span text:style-name="T13">line</text:span></text:span><text:span text:style-name="Source_20_Text"><text:span text:style-name="T11">();</text:span></text:span></text:p>
      <text:p text:style-name="P15"/>
      <text:p text:style-name="P15"><text:span text:style-name="Source_20_Text"><text:span text:style-name="T7">let</text:span></text:span><text:span text:style-name="Source_20_Text"><text:span text:style-name="T8"> x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2">20</text:span></text:span><text:span text:style-name="Source_20_Text"><text:span text:style-name="T11">;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20 + 20 = "</text:span></text:span><text:span text:style-name="Source_20_Text"><text:span text:style-name="T11">,</text:span></text:span><text:span text:style-name="Source_20_Text"><text:span text:style-name="T8"> x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2">20</text:span></text:span><text:span text:style-name="Source_20_Text"><text:span text:style-name="T11">);</text:span></text:span></text:p>
      <text:p text:style-name="P15"/>
      <text:p text:style-name="P15"><text:span text:style-name="Source_20_Text"><text:span text:style-name="T13">line</text:span></text:span><text:span text:style-name="Source_20_Text"><text:span text:style-name="T11">();</text:span></text:span></text:p>
      <text:p text:style-name="P15"/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Ala ma kota"</text:span></text:span><text:span text:style-name="Source_20_Text"><text:span text:style-name="T11">);</text:span></text:span></text:p>
      <text:p text:style-name="P15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a kot ma Alę"</text:span></text:span><text:span text:style-name="Source_20_Text"><text:span text:style-name="T11">);</text:span></text:span></text:p>
      <text:p text:style-name="P15"/>
      <text:p text:style-name="P15"><text:span text:style-name="Source_20_Text"><text:span text:style-name="T13">line</text:span></text:span><text:span text:style-name="Source_20_Text"><text:span text:style-name="T11">();</text:span></text:span></text:p>
      <text:p text:style-name="P15"><text:span text:style-name="Source_20_Text"><text:span text:style-name="T9"><text:s/></text:span></text:span></text:p>
      <text:p text:style-name="P15"><text:span text:style-name="Source_20_Text"><text:span text:style-name="T9"><text:s/></text:span></text:span></text:p>
      <text:p text:style-name="P15"><text:span text:style-name="Source_20_Text"><text:span text:style-name="T9"><text:s/></text:span></text:span></text:p>
      <text:p text:style-name="P11"/>
      <text:p text:style-name="P2">Nasz kod się uprościł. Jeżeli teraz będziemy chcieli zmodyfikować nasz wzorek, zrobimy to tylko w jednym miejscu, a nie w wielu.<text:line-break/>Zadziała tutaj zasada "reużywalności" kodu - podobna do tej mówiącej o trzymaniu JavaScript i CSS w oddzielnych plikach. Dzięki temu zmianę literówki zrobisz w jednym miejscu, a nie na każdej podstronie i każdym miejscu gdzie używasz danego kodu.</text:p>
      <text:p text:style-name="P2"/>
      <text:p text:style-name="P2"/>
      <text:p text:style-name="P2"/>
      <text:p text:style-name="P2"><text:soft-page-break/>Funkcję można traktować jak swego rodzaju "klocek" (...), który w każdej chwili możemy użyć. Wyobraź sobie, że zbudujesz sobie zestaw takich klocków, a potem w swoim kodzie będziesz je po prostu używał.<text:line-break/>Swoje funkcje-klocki możesz spokojnie trzymać w oddzielnym pliku, który potem będziesz dołączać do wybranych stron, dzięki czemu będziesz miał dostęp do swoich funkcji. Na tej właśnie zasadzie używa się znanych bibliotek - np. jQuery, Mootols czy podobnych, które są niczym innym jak zbiorem funkcji, które ktoś dla nas napisał.</text:p>
      <text:p text:style-name="P2">Zresztą - już nie raz w tym kursie używałeś podobnych klocków. Nie swoich, a napisanych przez innych.</text:p>
      <text:p text:style-name="P6"><text:span text:style-name="Source_20_Text"><text:span text:style-name="T8">Math</text:span></text:span><text:span text:style-name="Source_20_Text"><text:span text:style-name="T11">.</text:span></text:span><text:span text:style-name="Source_20_Text"><text:span text:style-name="T13">random</text:span></text:span><text:span text:style-name="Source_20_Text"><text:span text:style-name="T11">();</text:span></text:span></text:p>
      <text:p text:style-name="P14"/>
      <text:p text:style-name="P14"><text:span text:style-name="Source_20_Text"><text:span text:style-name="T11">[].</text:span></text:span><text:span text:style-name="Source_20_Text"><text:span text:style-name="T13">push</text:span></text:span><text:span text:style-name="Source_20_Text"><text:span text:style-name="T11">(</text:span></text:span><text:span text:style-name="Source_20_Text"><text:span text:style-name="T10">'lorem'</text:span></text:span><text:span text:style-name="Source_20_Text"><text:span text:style-name="T11">);</text:span></text:span></text:p>
      <text:p text:style-name="P14"/>
      <text:p text:style-name="P14"><text:span text:style-name="Source_20_Text"><text:span text:style-name="T8">Math</text:span></text:span><text:span text:style-name="Source_20_Text"><text:span text:style-name="T11">.</text:span></text:span><text:span text:style-name="Source_20_Text"><text:span text:style-name="T13">max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);</text:span></text:span></text:p>
      <text:p text:style-name="P14"/>
      <text:p text:style-name="P14"><text:span text:style-name="Source_20_Text"><text:span text:style-name="T10">"ala ma kota"</text:span></text:span><text:span text:style-name="Source_20_Text"><text:span text:style-name="T11">.</text:span></text:span><text:span text:style-name="Source_20_Text"><text:span text:style-name="T13">toUpperCase</text:span></text:span><text:span text:style-name="Source_20_Text"><text:span text:style-name="T11">();</text:span></text:span></text:p>
      <text:p text:style-name="P14"/>
      <text:p text:style-name="P14"><text:span text:style-name="Source_20_Text"><text:span text:style-name="T10">"marcin@gmail.com"</text:span></text:span><text:span text:style-name="Source_20_Text"><text:span text:style-name="T11">.</text:span></text:span><text:span text:style-name="Source_20_Text"><text:span text:style-name="T13">indexOf</text:span></text:span><text:span text:style-name="Source_20_Text"><text:span text:style-name="T11">(</text:span></text:span><text:span text:style-name="Source_20_Text"><text:span text:style-name="T10">'@'</text:span></text:span><text:span text:style-name="Source_20_Text"><text:span text:style-name="T11">);</text:span></text:span></text:p>
      <text:p text:style-name="P14"/>
      <text:p text:style-name="P14"><text:span text:style-name="Source_20_Text"><text:span text:style-name="T10">"kot i pies"</text:span></text:span><text:span text:style-name="Source_20_Text"><text:span text:style-name="T11">.</text:span></text:span><text:span text:style-name="Source_20_Text"><text:span text:style-name="T13">substr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);</text:span></text:span></text:p>
      <text:p text:style-name="P11"/>
      <text:p text:style-name="P2">Widzisz te nawiasy na końcu każdej linii? Poprzedza je nazwa funkcji. Autorzy JavaScript przygotowali dla nas zestaw jakiś funkcji.</text:p>
      <text:p text:style-name="P2">Zauważ, że w niektórych przypadkach odpalając daną funkcję (np. push(), max(), subsrt()) mogliśmy między nawiasy wstawić dodatkowe dane, które były potem przetwarzane przez taką funkcję. Te dane zwą się parametrami.</text:p>
      <text:h text:style-name="P9" text:outline-level="2"><text:bookmark text:name="atrybuty"/>Parametry funkcji</text:h>
      <text:p text:style-name="P2">Nasz powyższy klocek działa jak należy, ale jest sztywny jak diabli. Za każdym razem wypisuje ten sam tekst. Pójdźmy o krok dalej.<text:line-break/>Częstokroć konieczne będzie przekazanie do funkcji określonych danych, które następnie zostaną przez nią przetworzone.<text:line-break/>Dane takie zwane parametrami (lub atrybutami) przekazuje się wypisując je między nawiasami występującymi po nazwie funkcji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sum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 </text:span></text:span><text:span text:style-name="Source_20_Text"><text:span text:style-name="T10">+</text:span></text:span><text:span text:style-name="Source_20_Text"><text:span text:style-name="T8"> b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sum</text:span></text:span><text:span text:style-name="Source_20_Text"><text:span text:style-name="T11">(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5</text:span></text:span></text:p>
      <text:p text:style-name="P2"><text:soft-page-break/>W powyższym przykładzie stworzyliśmy 2 miejsca na parametry - zmienne a i b. Przy wywołaniu funkcji wstawiamy w te miejsca konkretne wartości - 2 i 3.</text:p>
      <text:p text:style-name="P2">Poniżej inne przykłady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name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" ma kota"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/>
      <text:p text:style-name="P14"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10">"Ala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Ala ma kota</text:span></text:span></text:p>
      <text:p text:style-name="P14"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10">"Marysia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Marysia ma kota</text:span></text:span></text:p>
      <text:p text:style-name="P11"/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line</text:span></text:span><text:span text:style-name="Source_20_Text"><text:span text:style-name="T11">(</text:span></text:span><text:span text:style-name="Source_20_Text"><text:span text:style-name="T8">char</text:span></text:span><text:span text:style-name="Source_20_Text"><text:span text:style-name="T11">,</text:span></text:span><text:span text:style-name="Source_20_Text"><text:span text:style-name="T8"> nr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let</text:span></text:span><text:span text:style-name="Source_20_Text"><text:span text:style-name="T8"> 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8">nr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str </text:span></text:span><text:span text:style-name="Source_20_Text"><text:span text:style-name="T10">+=</text:span></text:span><text:span text:style-name="Source_20_Text"><text:span text:style-name="T8"> char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str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line</text:span></text:span><text:span text:style-name="Source_20_Text"><text:span text:style-name="T11">(</text:span></text:span><text:span text:style-name="Source_20_Text"><text:span text:style-name="T10">"x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5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xxxxx</text:span></text:span></text:p>
      <text:p text:style-name="P14"><text:span text:style-name="Source_20_Text"><text:span text:style-name="T13">line</text:span></text:span><text:span text:style-name="Source_20_Text"><text:span text:style-name="T11">(</text:span></text:span><text:span text:style-name="Source_20_Text"><text:span text:style-name="T10">".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10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..........</text:span></text:span></text:p>
      <text:p text:style-name="P14"><text:span text:style-name="Source_20_Text"><text:span text:style-name="T13">line</text:span></text:span><text:span text:style-name="Source_20_Text"><text:span text:style-name="T11">(</text:span></text:span><text:span text:style-name="Source_20_Text"><text:span text:style-name="T10">"=.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=.=.=.</text:span></text:span></text:p>
      <text:p text:style-name="P11"/>
      <text:p text:style-name="P2">Jeżeli nasza funkcja wymaga parametrów, a dodatkowo nie została specjalnie napisana, wtedy wywołując ją musimy podać dla tych parametrów wartości. Jeżeli ich nie podamy zostaną użyte dla nich wartości undefined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,</text:span></text:span><text:span text:style-name="Source_20_Text"><text:span text:style-name="T8"> age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name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" ma kota, który ma "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age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"lat"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10">"Ala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5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Ala ma kota, który ma 5 lat</text:span></text:span></text:p>
      <text:p text:style-name="P14"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10">"Marysia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Marysia ma kota, który ma undefined lat</text:span></text:span></text:p>
      <text:p text:style-name="P14"><text:span text:style-name="Source_20_Text"><text:span text:style-name="T13">writeText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undefined ma kota, który ma undefined lat</text:span></text:span></text:p>
      <text:p text:style-name="P11"/>
      <text:p text:style-name="P2"><text:soft-page-break/>Spójrz na poniższe przykłady. Zauważasz coś?</text:p>
      <text:p text:style-name="P6"><text:span text:style-name="Source_20_Text"><text:span text:style-name="T14">//korzystamy z funkcji random() i floor() by wypisać liczbę spomiędzy 1-10</text:span></text:span></text:p>
      <text:p text:style-name="P14"/>
      <text:p text:style-name="P14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randomBetween</text:span></text:span><text:span text:style-name="Source_20_Text"><text:span text:style-name="T11">(</text:span></text:span><text:span text:style-name="Source_20_Text"><text:span text:style-name="T8">min</text:span></text:span><text:span text:style-name="Source_20_Text"><text:span text:style-name="T11">,</text:span></text:span><text:span text:style-name="Source_20_Text"><text:span text:style-name="T8"> max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 <text:s/>Math</text:span></text:span><text:span text:style-name="Source_20_Text"><text:span text:style-name="T11">.</text:span></text:span><text:span text:style-name="Source_20_Text"><text:span text:style-name="T13">floor</text:span></text:span><text:span text:style-name="Source_20_Text"><text:span text:style-name="T11">(</text:span></text:span><text:span text:style-name="Source_20_Text"><text:span text:style-name="T8">Math</text:span></text:span><text:span text:style-name="Source_20_Text"><text:span text:style-name="T11">.</text:span></text:span><text:span text:style-name="Source_20_Text"><text:span text:style-name="T13">random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8">max</text:span></text:span><text:span text:style-name="Source_20_Text"><text:span text:style-name="T10">-</text:span></text:span><text:span text:style-name="Source_20_Text"><text:span text:style-name="T8">min</text:span></text:span><text:span text:style-name="Source_20_Text"><text:span text:style-name="T10">+</text:span></text:span><text:span text:style-name="Source_20_Text"><text:span text:style-name="T12">1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min</text:span></text:span><text:span text:style-name="Source_20_Text"><text:span text:style-name="T11">)</text:span></text:span><text:span text:style-name="Source_20_Text"><text:span text:style-name="T8"> <text:s/>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randomBetween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10</text:span></text:span><text:span text:style-name="Source_20_Text"><text:span text:style-name="T11">);</text:span></text:span></text:p>
      <text:p text:style-name="P11"/>
      <text:p text:style-name="P2">We wnętrzu naszych funkcji korzystamy z innych - gotowych funkcji. Spokojnie moglibyśmy też wykorzystać nasze własne funkcje.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fixName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.</text:span></text:span><text:span text:style-name="Source_20_Text"><text:span text:style-name="T13">charAt</text:span></text:span><text:span text:style-name="Source_20_Text"><text:span text:style-name="T11">(</text:span></text:span><text:span text:style-name="Source_20_Text"><text:span text:style-name="T12">0</text:span></text:span><text:span text:style-name="Source_20_Text"><text:span text:style-name="T11">).</text:span></text:span><text:span text:style-name="Source_20_Text"><text:span text:style-name="T13">toUpperCase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name</text:span></text:span><text:span text:style-name="Source_20_Text"><text:span text:style-name="T11">.</text:span></text:span><text:span text:style-name="Source_20_Text"><text:span text:style-name="T13">substr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)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fixName</text:span></text:span><text:span text:style-name="Source_20_Text"><text:span text:style-name="T11">(</text:span></text:span><text:span text:style-name="Source_20_Text"><text:span text:style-name="T10">"marcin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Marcin</text:span></text:span></text:p>
      <text:p text:style-name="P14"/>
      <text:p text:style-name="P14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3">fixName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" ma kota"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writeText</text:span></text:span><text:span text:style-name="Source_20_Text"><text:span text:style-name="T11">(</text:span></text:span><text:span text:style-name="Source_20_Text"><text:span text:style-name="T10">'kasia'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Kasia ma kota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9" text:outline-level="2"><text:bookmark text:name="arguments"/><text:soft-page-break/>arguments</text:h>
      <text:p text:style-name="P4"><text:span text:style-name="T3">Javascript nie wymaga od nas, abyśmy przekazywali do funkcji wymaganą ilość parametrów.<text:line-break/>Jeżeli nie zakładamy konkretnej liczby parametrów dla funkcji, możemy skorzystać z </text:span><text:span text:style-name="Strong_20_Emphasis"><text:span text:style-name="T6">arguments</text:span></text:span><text:span text:style-name="T3"> - obiektu podobnego do tablicy, dzięki któremu możliwe jest pobieranie wszystkich przekazanych do funkcji wartości.</text:span>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sum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rguments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sum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[] (zobacz dokładniej co wyszło w konsoli, bo wynik nie jest dokładnie taki)</text:span></text:span></text:p>
      <text:p text:style-name="P14"><text:span text:style-name="Source_20_Text"><text:span text:style-name="T13">sum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,</text:span></text:span><text:span text:style-name="Source_20_Text"><text:span text:style-name="T12">4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[1,2,3,4]</text:span></text:span></text:p>
      <text:p text:style-name="P14"><text:span text:style-name="Source_20_Text"><text:span text:style-name="T13">sum</text:span></text:span><text:span text:style-name="Source_20_Text"><text:span text:style-name="T11">(</text:span></text:span><text:span text:style-name="Source_20_Text"><text:span text:style-name="T10">"ala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0">"ma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0">"kota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["ala", "ma", "kota"]</text:span></text:span></text:p>
      <text:p text:style-name="P4"><text:bookmark text:name="arguments-loop"/><text:span text:style-name="T3">Obiekt ten przypomina </text:span><text:a xlink:type="simple" xlink:href="https://kursjs.pl/kurs/super-podstawy/tablice.php" text:style-name="Internet_20_link" text:visited-style-name="Visited_20_Internet_20_Link"><text:span text:style-name="T1">tablicę</text:span></text:a><text:span text:style-name="T3">, ale tak naprawdę nią nie jest. Oznacza to, że nie możemy na nim wykonywać metod przeznaczonych dla tablic np. </text:span><text:a xlink:type="simple" xlink:href="https://kursjs.pl/kurs/super-podstawy/tablice-iteracje.php#foreach" text:style-name="Internet_20_link" text:visited-style-name="Visited_20_Internet_20_Link"><text:span text:style-name="T1">forEach</text:span></text:a><text:span text:style-name="T3">, map</text:span>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superSum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let</text:span></text:span><text:span text:style-name="Source_20_Text"><text:span text:style-name="T8"> resul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8">arguments</text:span></text:span><text:span text:style-name="Source_20_Text"><text:span text:style-name="T11">.</text:span></text:span><text:span text:style-name="Source_20_Text"><text:span text:style-name="T8">length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result </text:span></text:span><text:span text:style-name="Source_20_Text"><text:span text:style-name="T10">+=</text:span></text:span><text:span text:style-name="Source_20_Text"><text:span text:style-name="T8"> arguments</text:span></text:span><text:span text:style-name="Source_20_Text"><text:span text:style-name="T11">[</text:span></text:span><text:span text:style-name="Source_20_Text"><text:span text:style-name="T8">i</text:span></text:span><text:span text:style-name="Source_20_Text"><text:span text:style-name="T11">]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resul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superSum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4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10</text:span></text:span></text:p>
      <text:p text:style-name="P11"/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superSum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8">arguments</text:span></text:span><text:span text:style-name="Source_20_Text"><text:span text:style-name="T11">.</text:span></text:span><text:span text:style-name="Source_20_Text"><text:span text:style-name="T8">length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/text:p>
      <text:p text:style-name="P14"><text:span text:style-name="Source_20_Text"><text:span text:style-name="T9"><text:s text:c="8"/></text:span></text:span><text:span text:style-name="Source_20_Text"><text:span text:style-name="T7">const</text:span></text:span><text:span text:style-name="Source_20_Text"><text:span text:style-name="T8"> arg </text:span></text:span><text:span text:style-name="Source_20_Text"><text:span text:style-name="T10">=</text:span></text:span><text:span text:style-name="Source_20_Text"><text:span text:style-name="T8"> arguments</text:span></text:span><text:span text:style-name="Source_20_Text"><text:span text:style-name="T11">[</text:span></text:span><text:span text:style-name="Source_20_Text"><text:span text:style-name="T8">i</text:span></text:span><text:span text:style-name="Source_20_Text"><text:span text:style-name="T11">];</text:span></text:span></text:p>
      <text:p text:style-name="P14"><text:span text:style-name="Source_20_Text"><text:span text:style-name="T9"><text:s text:c="8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rg</text:span></text:span><text:span text:style-name="Source_20_Text"><text:span text:style-name="T11">.</text:span></text:span><text:span text:style-name="Source_20_Text"><text:span text:style-name="T13">charAt</text:span></text:span><text:span text:style-name="Source_20_Text"><text:span text:style-name="T11">(</text:span></text:span><text:span text:style-name="Source_20_Text"><text:span text:style-name="T12">0</text:span></text:span><text:span text:style-name="Source_20_Text"><text:span text:style-name="T11">).</text:span></text:span><text:span text:style-name="Source_20_Text"><text:span text:style-name="T13">toUpperCase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arg</text:span></text:span><text:span text:style-name="Source_20_Text"><text:span text:style-name="T11">.</text:span></text:span><text:span text:style-name="Source_20_Text"><text:span text:style-name="T13">slice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))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superSum</text:span></text:span><text:span text:style-name="Source_20_Text"><text:span text:style-name="T11">(</text:span></text:span><text:span text:style-name="Source_20_Text"><text:span text:style-name="T10">"ala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0">"basia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0">"kasia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Ala, Basia, Kasia</text:span></text:span></text:p>
      <text:p text:style-name="P2"><text:soft-page-break/>Możemy to wykorzystać np. do sprawdzania ilości parametrów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calculate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if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8">arguments</text:span></text:span><text:span text:style-name="Source_20_Text"><text:span text:style-name="T11">.</text:span></text:span><text:span text:style-name="Source_20_Text"><text:span text:style-name="T8">length </text:span></text:span><text:span text:style-name="Source_20_Text"><text:span text:style-name="T10">&lt;</text:span></text:span><text:span text:style-name="Source_20_Text"><text:span text:style-name="T8"> </text:span></text:span><text:span text:style-name="Source_20_Text"><text:span text:style-name="T12">2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warn</text:span></text:span><text:span text:style-name="Source_20_Text"><text:span text:style-name="T11">(</text:span></text:span><text:span text:style-name="Source_20_Text"><text:span text:style-name="T10">'Błąd: Musisz podać minimum 2 liczby'</text:span></text:span><text:span text:style-name="Source_20_Text"><text:span text:style-name="T11">)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text:span text:style-name="Source_20_Text"><text:span text:style-name="T8"> </text:span></text:span><text:span text:style-name="Source_20_Text"><text:span text:style-name="T7">else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7">let</text:span></text:span><text:span text:style-name="Source_20_Text"><text:span text:style-name="T8"> resul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11">;</text:span></text:span></text:p>
      <text:p text:style-name="P14"><text:span text:style-name="Source_20_Text"><text:span text:style-name="T9"><text:s text:c="8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8">arguments</text:span></text:span><text:span text:style-name="Source_20_Text"><text:span text:style-name="T11">.</text:span></text:span><text:span text:style-name="Source_20_Text"><text:span text:style-name="T8">length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12"/></text:span></text:span><text:span text:style-name="Source_20_Text"><text:span text:style-name="T8">result </text:span></text:span><text:span text:style-name="Source_20_Text"><text:span text:style-name="T10">+=</text:span></text:span><text:span text:style-name="Source_20_Text"><text:span text:style-name="T8"> arguments</text:span></text:span><text:span text:style-name="Source_20_Text"><text:span text:style-name="T11">[</text:span></text:span><text:span text:style-name="Source_20_Text"><text:span text:style-name="T8">i</text:span></text:span><text:span text:style-name="Source_20_Text"><text:span text:style-name="T11">];</text:span></text:span></text:p>
      <text:p text:style-name="P14"><text:span text:style-name="Source_20_Text"><text:span text:style-name="T9"><text:s text:c="8"/></text:span></text:span><text:span text:style-name="Source_20_Text"><text:span text:style-name="T11">}</text:span></text:span></text:p>
      <text:p text:style-name="P14"><text:span text:style-name="Source_20_Text"><text:span text:style-name="T9"><text:s text:c="8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result</text:span></text:span><text:span text:style-name="Source_20_Text"><text:span text:style-name="T11">)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calculate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Wypisze "Błąd: Musisz podać minimum 2 liczby"</text:span></text:span></text:p>
      <text:p text:style-name="P14"><text:span text:style-name="Source_20_Text"><text:span text:style-name="T13">calculate</text:span></text:span><text:span text:style-name="Source_20_Text"><text:span text:style-name="T11">(</text:span></text:span><text:span text:style-name="Source_20_Text"><text:span text:style-name="T12">3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Wypisze "Błąd: Musisz podać minimum 2 liczby"</text:span></text:span></text:p>
      <text:p text:style-name="P14"><text:span text:style-name="Source_20_Text"><text:span text:style-name="T13">calculate</text:span></text:span><text:span text:style-name="Source_20_Text"><text:span text:style-name="T11">(</text:span></text:span><text:span text:style-name="Source_20_Text"><text:span text:style-name="T12">4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5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6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Wypisze 15</text:span></text:span></text:p>
      <text:p text:style-name="P11"/>
      <text:p text:style-name="P2">lub na przykład do sumowania przekazanych liczb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sumNumbers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let</text:span></text:span><text:span text:style-name="Source_20_Text"><text:span text:style-name="T8"> sum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8">arguments</text:span></text:span><text:span text:style-name="Source_20_Text"><text:span text:style-name="T11">.</text:span></text:span><text:span text:style-name="Source_20_Text"><text:span text:style-name="T8">length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sum </text:span></text:span><text:span text:style-name="Source_20_Text"><text:span text:style-name="T10">+=</text:span></text:span><text:span text:style-name="Source_20_Text"><text:span text:style-name="T8"> arguments</text:span></text:span><text:span text:style-name="Source_20_Text"><text:span text:style-name="T11">[</text:span></text:span><text:span text:style-name="Source_20_Text"><text:span text:style-name="T8">i</text:span></text:span><text:span text:style-name="Source_20_Text"><text:span text:style-name="T11">]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sum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sumNumbers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,</text:span></text:span><text:span text:style-name="Source_20_Text"><text:span text:style-name="T12">4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10</text:span></text:span></text:p>
      <text:p text:style-name="P11"/>
      <text:p text:style-name="P5"><text:span text:style-name="T5">W dzisiejszych czasach zamiast opierać się o arguments, zalecane jest używać operatora </text:span><text:a xlink:type="simple" xlink:href="https://kursjs.pl/kurs/es6/domyslne-parametry-spread-rest.php#rest" text:style-name="Internet_20_link" text:visited-style-name="Visited_20_Internet_20_Link"><text:span text:style-name="T2">rest</text:span></text:a><text:span text:style-name="T5">. Pamiętaj jednak, że taki kod na chwilę obecną </text:span><text:a xlink:type="simple" xlink:href="https://caniuse.com/#feat=rest-parameters" office:target-frame-name="_blank" xlink:show="new" text:style-name="Internet_20_link" text:visited-style-name="Visited_20_Internet_20_Link"><text:span text:style-name="T2">nie zadziała w każdej przeglądarce</text:span></text:a><text:span text:style-name="T5">, i dlatego powinien być za pomocą odpowiednich narzędzi </text:span><text:a xlink:type="simple" xlink:href="https://kursjs.pl/kurs/es6/webpack.php" text:style-name="Internet_20_link" text:visited-style-name="Visited_20_Internet_20_Link"><text:span text:style-name="T2">transpilowany</text:span></text:a><text:span text:style-name="T5"> na starszą wersję JavaScript.</text:span></text:p>
      <text:h text:style-name="P9" text:outline-level="2"><text:bookmark text:name="default-parameters"/><text:soft-page-break/>Domyślne parametry</text:h>
      <text:p text:style-name="P2">Co jeżeli funkcja wymaga parametru, a ktoś go nie poda przy wywołaniu? Wtedy pod dany parametr trafi "brak wartości" czyli undefined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print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Twój tekst to "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tx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print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"Twój tekst to undefined"</text:span></text:span></text:p>
      <text:p text:style-name="P11"/>
      <text:p text:style-name="P2">W ES6 wprowadzono domyślne wartości dla parametrów. Wystarczy po nazwie parametru ustawić mu domyślną wartość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print</text:span></text:span><text:span text:style-name="Source_20_Text"><text:span text:style-name="T11">(</text:span></text:span><text:span text:style-name="Source_20_Text"><text:span text:style-name="T8">tx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"nic"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"Twój tekst to "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tx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print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"Twój tekst to nic"</text:span></text:span></text:p>
      <text:p text:style-name="P14"><text:span text:style-name="Source_20_Text"><text:span text:style-name="T13">print</text:span></text:span><text:span text:style-name="Source_20_Text"><text:span text:style-name="T11">(</text:span></text:span><text:span text:style-name="Source_20_Text"><text:span text:style-name="T10">"Marcin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"Twój tekst to Marcin"</text:span></text:span></text:p>
      <text:p text:style-name="P11"/>
      <text:p text:style-name="P4"><text:span text:style-name="T3">Dokładniej o domyślnych parametrach dowiemy się </text:span><text:a xlink:type="simple" xlink:href="https://kursjs.pl/kurs/es6/domyslne-parametry-spread-rest.php" text:style-name="Internet_20_link" text:visited-style-name="Visited_20_Internet_20_Link"><text:span text:style-name="T1">tutaj</text:span></text:a><text:span text:style-name="T3">.</text:span></text:p>
      <text:p text:style-name="P2">W poprzednich wersjach Javascript (ES5 i wcześniejsze) domyślne atrybuty nie istniały, ale i na to były proste sposoby. Pamiętasz jak się sprawdza, czy dana zmienna istnieje?</text:p>
      <text:p text:style-name="P6"><text:span text:style-name="Source_20_Text"><text:span text:style-name="T7">if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typeof</text:span></text:span><text:span text:style-name="Source_20_Text"><text:span text:style-name="T8"> x </text:span></text:span><text:span text:style-name="Source_20_Text"><text:span text:style-name="T10">===</text:span></text:span><text:span text:style-name="Source_20_Text"><text:span text:style-name="T8"> </text:span></text:span><text:span text:style-name="Source_20_Text"><text:span text:style-name="T10">"undefined"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10">...</text:span></text:span><text:span text:style-name="Source_20_Text"><text:span text:style-name="T11">}</text:span></text:span></text:p>
      <text:p text:style-name="P11"/>
      <text:p text:style-name="P2">Wystarczy użyć tej metody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printText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if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typeof</text:span></text:span><text:span text:style-name="Source_20_Text"><text:span text:style-name="T8"> txt </text:span></text:span><text:span text:style-name="Source_20_Text"><text:span text:style-name="T10">===</text:span></text:span><text:span text:style-name="Source_20_Text"><text:span text:style-name="T8"> </text:span></text:span><text:span text:style-name="Source_20_Text"><text:span text:style-name="T10">"undefined"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tx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"lorem"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/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4">//lub</text:span></text:span></text:p>
      <text:p text:style-name="P14"/>
      <text:p text:style-name="P14"><text:soft-page-break/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printText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tx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typeof</text:span></text:span><text:span text:style-name="Source_20_Text"><text:span text:style-name="T8"> txt </text:span></text:span><text:span text:style-name="Source_20_Text"><text:span text:style-name="T10">===</text:span></text:span><text:span text:style-name="Source_20_Text"><text:span text:style-name="T8"> </text:span></text:span><text:span text:style-name="Source_20_Text"><text:span text:style-name="T10">"undefined"</text:span></text:span><text:span text:style-name="Source_20_Text"><text:span text:style-name="T11">)</text:span></text:span><text:span text:style-name="Source_20_Text"><text:span text:style-name="T10">?</text:span></text:span><text:span text:style-name="Source_20_Text"><text:span text:style-name="T8"> </text:span></text:span><text:span text:style-name="Source_20_Text"><text:span text:style-name="T10">"lorem"</text:span></text:span><text:span text:style-name="Source_20_Text"><text:span text:style-name="T8"> </text:span></text:span><text:span text:style-name="Source_20_Text"><text:span text:style-name="T11">:</text:span></text:span><text:span text:style-name="Source_20_Text"><text:span text:style-name="T8"> txt</text:span></text:span><text:span text:style-name="Source_20_Text"><text:span text:style-name="T11">;</text:span></text:span></text:p>
      <text:p text:style-name="P14"/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printText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lorem</text:span></text:span></text:p>
      <text:p text:style-name="P11"/>
      <text:p text:style-name="P2">Istnieje też krótsza metoda.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printText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txt </text:span></text:span><text:span text:style-name="Source_20_Text"><text:span text:style-name="T10">=</text:span></text:span><text:span text:style-name="Source_20_Text"><text:span text:style-name="T8"> txt </text:span></text:span><text:span text:style-name="Source_20_Text"><text:span text:style-name="T10">||</text:span></text:span><text:span text:style-name="Source_20_Text"><text:span text:style-name="T8"> </text:span></text:span><text:span text:style-name="Source_20_Text"><text:span text:style-name="T10">"lorem"</text:span></text:span><text:span text:style-name="Source_20_Text"><text:span text:style-name="T11">;</text:span></text:span></text:p>
      <text:p text:style-name="P14"/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printText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lorem</text:span></text:span></text:p>
      <text:p text:style-name="P11"/>
      <text:p text:style-name="P4"><text:span text:style-name="T3">Trzeba mieć tutaj tylko na uwadze, że jeżeli pod txt podamy pusty ciąg znaków, lub </text:span><text:a xlink:type="simple" xlink:href="https://kursjs.pl/kurs/super-podstawy/instrukcje-warunkowe.php#wartosc-false" text:style-name="Internet_20_link" text:visited-style-name="Visited_20_Internet_20_Link"><text:span text:style-name="T1">cokolwiek co prze automatyczną konwersję zostanie zamienione na false</text:span></text:a><text:span text:style-name="T3">, wtedy zostanie użyty domyślny "lorem". Nie zawsze jest to dobre rozwiązanie, dlatego polecam zostać przy dłuższym zapisie.</text:span>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printText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txt </text:span></text:span><text:span text:style-name="Source_20_Text"><text:span text:style-name="T10">=</text:span></text:span><text:span text:style-name="Source_20_Text"><text:span text:style-name="T8"> txt </text:span></text:span><text:span text:style-name="Source_20_Text"><text:span text:style-name="T10">||</text:span></text:span><text:span text:style-name="Source_20_Text"><text:span text:style-name="T8"> </text:span></text:span><text:span text:style-name="Source_20_Text"><text:span text:style-name="T10">"lorem"</text:span></text:span><text:span text:style-name="Source_20_Text"><text:span text:style-name="T11">;</text:span></text:span></text:p>
      <text:p text:style-name="P14"/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3">printText</text:span></text:span><text:span text:style-name="Source_20_Text"><text:span text:style-name="T11">(</text:span></text:span><text:span text:style-name="Source_20_Text"><text:span text:style-name="T10">"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lorem, a powinno być ""</text:span></text:span></text:p>
      <text:p text:style-name="P11"/>
      <text:p text:style-name="P11"/>
      <text:p text:style-name="P11"/>
      <text:p text:style-name="P11"/>
      <text:p text:style-name="P11"/>
      <text:h text:style-name="P9" text:outline-level="2"><text:bookmark text:name="return"/><text:soft-page-break/>Instrukcja return</text:h>
      <text:p text:style-name="P2">W powyższych listingach nasze funkcje każdorazowo wypisywały kod w konsoli debugera. W większości przypadków nie będziemy chcieli używać debugera. Może wynik działania funkcji będziemy chcieli wstawić do przycisku na stronie, a może wypisać w okienku alert? Żadna z tych czynności nie ma nic wspólnego z konsolą debugera. Konsola jest dla nas - programistów. Dla użytkownika są inne rzeczy na stronie - buttony, html itp.</text:p>
      <text:p text:style-name="P4"><text:span text:style-name="T3">Zauważ, że jeżeli wywołasz funkcję </text:span><text:span text:style-name="Strong_20_Emphasis"><text:span text:style-name="T6">Math.random()</text:span></text:span><text:span text:style-name="T3"> w wyniku dostaniesz jakiś wynik:</text:span></text:p>
      <text:p text:style-name="P6"><text:span text:style-name="Source_20_Text"><text:span text:style-name="T7">const</text:span></text:span><text:span text:style-name="Source_20_Text"><text:span text:style-name="T8"> nr </text:span></text:span><text:span text:style-name="Source_20_Text"><text:span text:style-name="T10">=</text:span></text:span><text:span text:style-name="Source_20_Text"><text:span text:style-name="T8"> Math</text:span></text:span><text:span text:style-name="Source_20_Text"><text:span text:style-name="T11">.</text:span></text:span><text:span text:style-name="Source_20_Text"><text:span text:style-name="T13">random</text:span></text:span><text:span text:style-name="Source_20_Text"><text:span text:style-name="T11">();</text:span></text:span></text:p>
      <text:p text:style-name="P14"><text:span text:style-name="Source_20_Text"><text:span text:style-name="T13">alert</text:span></text:span><text:span text:style-name="Source_20_Text"><text:span text:style-name="T11">(</text:span></text:span><text:span text:style-name="Source_20_Text"><text:span text:style-name="T8">nr</text:span></text:span><text:span text:style-name="Source_20_Text"><text:span text:style-name="T11">);</text:span></text:span></text:p>
      <text:p text:style-name="P4"><text:span text:style-name="T3">Oznacza to, że funkcja random() zwróciła ci jakąś wartość. Za takie zwrócenie wartości przez funkcję odpowiedzialna jest instrukcja </text:span><text:span text:style-name="Strong_20_Emphasis"><text:span text:style-name="T6">return</text:span></text:span><text:span text:style-name="T3">.</text:span>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calculate</text:span></text:span><text:span text:style-name="Source_20_Text"><text:span text:style-name="T11">(</text:span></text:span><text:span text:style-name="Source_20_Text"><text:span text:style-name="T8">number1</text:span></text:span><text:span text:style-name="Source_20_Text"><text:span text:style-name="T11">,</text:span></text:span><text:span text:style-name="Source_20_Text"><text:span text:style-name="T8"> number2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const</text:span></text:span><text:span text:style-name="Source_20_Text"><text:span text:style-name="T8"> result </text:span></text:span><text:span text:style-name="Source_20_Text"><text:span text:style-name="T10">=</text:span></text:span><text:span text:style-name="Source_20_Text"><text:span text:style-name="T8"> number1 </text:span></text:span><text:span text:style-name="Source_20_Text"><text:span text:style-name="T10">+</text:span></text:span><text:span text:style-name="Source_20_Text"><text:span text:style-name="T8"> number2</text:span></text:span><text:span text:style-name="Source_20_Text"><text:span text:style-name="T11">;</text:span></text:span></text:p>
      <text:p text:style-name="P14"/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result</text:span></text:span><text:span text:style-name="Source_20_Text"><text:span text:style-name="T11">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 </text:span></text:span><text:span text:style-name="Source_20_Text"><text:span text:style-name="T13">calculate</text:span></text:span><text:span text:style-name="Source_20_Text"><text:span text:style-name="T11">(</text:span></text:span><text:span text:style-name="Source_20_Text"><text:span text:style-name="T12">10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4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wypisze 14</text:span></text:span></text:p>
      <text:p text:style-name="P2">Dzięki temu, że nasza funkcja nie wypisuje wartości w konsoli, a ją zwraca, możemy ją użyć do innych celów niż tylko wypisywanie tekstów w debugerze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repeat</text:span></text:span><text:span text:style-name="Source_20_Text"><text:span text:style-name="T11">(</text:span></text:span><text:span text:style-name="Source_20_Text"><text:span text:style-name="T8">txt</text:span></text:span><text:span text:style-name="Source_20_Text"><text:span text:style-name="T11">,</text:span></text:span><text:span text:style-name="Source_20_Text"><text:span text:style-name="T8"> nr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let</text:span></text:span><text:span text:style-name="Source_20_Text"><text:span text:style-name="T8"> 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''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7">for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7">let</text:span></text:span><text:span text:style-name="Source_20_Text"><text:span text:style-name="T8"> i</text:span></text:span><text:span text:style-name="Source_20_Text"><text:span text:style-name="T10">=</text:span></text:span><text:span text:style-name="Source_20_Text"><text:span text:style-name="T12">0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&lt;</text:span></text:span><text:span text:style-name="Source_20_Text"><text:span text:style-name="T8">nr</text:span></text:span><text:span text:style-name="Source_20_Text"><text:span text:style-name="T11">;</text:span></text:span><text:span text:style-name="Source_20_Text"><text:span text:style-name="T8"> i</text:span></text:span><text:span text:style-name="Source_20_Text"><text:span text:style-name="T10">++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str </text:span></text:span><text:span text:style-name="Source_20_Text"><text:span text:style-name="T10">+=</text:span></text:span><text:span text:style-name="Source_20_Text"><text:span text:style-name="T8"> txt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str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 buritto!'</text:span></text:span><text:span text:style-name="Source_20_Text"><text:span text:style-name="T11">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4">//pobieram przycisk ze strony i wstawiam do niego tekst</text:span></text:span></text:p>
      <text:p text:style-name="P14"><text:span text:style-name="Source_20_Text"><text:span text:style-name="T14">//o pobieraniu elementów ze strony jeszcze się dowiesz</text:span></text:span></text:p>
      <text:p text:style-name="P14"><text:span text:style-name="Source_20_Text"><text:span text:style-name="T8">document</text:span></text:span><text:span text:style-name="Source_20_Text"><text:span text:style-name="T11">.</text:span></text:span><text:span text:style-name="Source_20_Text"><text:span text:style-name="T13">querySelector</text:span></text:span><text:span text:style-name="Source_20_Text"><text:span text:style-name="T11">(</text:span></text:span><text:span text:style-name="Source_20_Text"><text:span text:style-name="T10">'button'</text:span></text:span><text:span text:style-name="Source_20_Text"><text:span text:style-name="T11">).</text:span></text:span><text:span text:style-name="Source_20_Text"><text:span text:style-name="T8">innerTex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3">repeat</text:span></text:span><text:span text:style-name="Source_20_Text"><text:span text:style-name="T11">(</text:span></text:span><text:span text:style-name="Source_20_Text"><text:span text:style-name="T10">"tako"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);</text:span></text:span></text:p>
      <text:p text:style-name="P14"/>
      <text:p text:style-name="P14"><text:span text:style-name="Source_20_Text"><text:span text:style-name="T14">//lub wypisujemy to w alercie</text:span></text:span></text:p>
      <text:p text:style-name="P14"><text:span text:style-name="Source_20_Text"><text:span text:style-name="T13">alert</text:span></text:span><text:span text:style-name="Source_20_Text"><text:span text:style-name="T11">(</text:span></text:span><text:span text:style-name="Source_20_Text"><text:span text:style-name="T13">repeat</text:span></text:span><text:span text:style-name="Source_20_Text"><text:span text:style-name="T11">(</text:span></text:span><text:span text:style-name="Source_20_Text"><text:span text:style-name="T10">'maslo'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10</text:span></text:span><text:span text:style-name="Source_20_Text"><text:span text:style-name="T11">));</text:span></text:span></text:p>
      <text:p text:style-name="P4"><text:soft-page-break/><text:span text:style-name="T3">Instrukcja return nie tylko zwraca wartość, ale i definitywnie przerywa działanie danej funkcji. Po pierwszym wykonaniu </text:span><text:span text:style-name="Strong_20_Emphasis"><text:span text:style-name="T6">return</text:span></text:span><text:span text:style-name="T3"> działanie funkcji zakańcza się:</text:span>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sum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a </text:span></text:span><text:span text:style-name="Source_20_Text"><text:span text:style-name="T10">+</text:span></text:span><text:span text:style-name="Source_20_Text"><text:span text:style-name="T8"> b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'liczę'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nigdy nie zostanie wykonane, bo wcześniej return przerwie działanie funkcji</text:span></text:span></text:p>
      <text:p text:style-name="P14"><text:span text:style-name="Source_20_Text"><text:span text:style-name="T11">}</text:span></text:span></text:p>
      <text:p text:style-name="P11"/>
      <text:p text:style-name="P2">Instrukcji return może być wiele dla jednej funkcji. Zawsze jednak wykonana zostanie tylko jedna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isEven</text:span></text:span><text:span text:style-name="Source_20_Text"><text:span text:style-name="T11">(</text:span></text:span><text:span text:style-name="Source_20_Text"><text:span text:style-name="T8">number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if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8">number </text:span></text:span><text:span text:style-name="Source_20_Text"><text:span text:style-name="T10">%</text:span></text:span><text:span text:style-name="Source_20_Text"><text:span text:style-name="T8"> </text:span></text:span><text:span text:style-name="Source_20_Text"><text:span text:style-name="T12">2</text:span></text:span><text:span text:style-name="Source_20_Text"><text:span text:style-name="T8"> </text:span></text:span><text:span text:style-name="Source_20_Text"><text:span text:style-name="T10">===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7">true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text:span text:style-name="Source_20_Text"><text:span text:style-name="T8"> </text:span></text:span><text:span text:style-name="Source_20_Text"><text:span text:style-name="T7">else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7">false</text:span></text:span><text:span text:style-name="Source_20_Text"><text:span text:style-name="T11">;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7">const</text:span></text:span><text:span text:style-name="Source_20_Text"><text:span text:style-name="T8"> n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2">1</text:span></text:span><text:span text:style-name="Source_20_Text"><text:span text:style-name="T11">;</text:span></text:span></text:p>
      <text:p text:style-name="P14"><text:span text:style-name="Source_20_Text"><text:span text:style-name="T7">if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8"> </text:span></text:span><text:span text:style-name="Source_20_Text"><text:span text:style-name="T13">isEven</text:span></text:span><text:span text:style-name="Source_20_Text"><text:span text:style-name="T11">(</text:span></text:span><text:span text:style-name="Source_20_Text"><text:span text:style-name="T8">nr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'Liczba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x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 nie jest parzysta'</text:span></text:span><text:span text:style-name="Source_20_Text"><text:span text:style-name="T11">);</text:span></text:span></text:p>
      <text:p text:style-name="P14"><text:span text:style-name="Source_20_Text"><text:span text:style-name="T11">}</text:span></text:span><text:span text:style-name="Source_20_Text"><text:span text:style-name="T8"> </text:span></text:span><text:span text:style-name="Source_20_Text"><text:span text:style-name="T7">else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'Liczba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x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 jest parzysta'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1"/>
      <text:p text:style-name="P4"><text:span text:style-name="T3">Zauważyłeś jak w powyższym przykładzie zastosowaliśmy funkcję wraz z instrukcją "if". Jeżeli wywołujemy funkcję, w miejscu wywołania ląduje jej wynik. Czyli w powyższym przykładzie w konstrukcji </text:span><text:span text:style-name="Strong_20_Emphasis"><text:span text:style-name="T6">if (isEven(nr))</text:span></text:span><text:span text:style-name="T3"> trafia true lub false.</text:span></text:p>
      <text:p text:style-name="P2"/>
      <text:p text:style-name="P2"/>
      <text:p text:style-name="P2"/>
      <text:p text:style-name="P2"/>
      <text:p text:style-name="P2"/>
      <text:p text:style-name="P2"><text:soft-page-break/>Poniżej to samo działanie. Funkcja zwraca wartość, którą od razu możemy wykorzystać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fixName</text:span></text:span><text:span text:style-name="Source_20_Text"><text:span text:style-name="T11">(</text:span></text:span><text:span text:style-name="Source_20_Text"><text:span text:style-name="T8">name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name</text:span></text:span><text:span text:style-name="Source_20_Text"><text:span text:style-name="T11">.</text:span></text:span><text:span text:style-name="Source_20_Text"><text:span text:style-name="T13">charAt</text:span></text:span><text:span text:style-name="Source_20_Text"><text:span text:style-name="T11">(</text:span></text:span><text:span text:style-name="Source_20_Text"><text:span text:style-name="T12">0</text:span></text:span><text:span text:style-name="Source_20_Text"><text:span text:style-name="T11">).</text:span></text:span><text:span text:style-name="Source_20_Text"><text:span text:style-name="T13">toUpperCase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name</text:span></text:span><text:span text:style-name="Source_20_Text"><text:span text:style-name="T11">.</text:span></text:span><text:span text:style-name="Source_20_Text"><text:span text:style-name="T13">slice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7">const</text:span></text:span><text:span text:style-name="Source_20_Text"><text:span text:style-name="T8"> resul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3">fixName</text:span></text:span><text:span text:style-name="Source_20_Text"><text:span text:style-name="T11">(</text:span></text:span><text:span text:style-name="Source_20_Text"><text:span text:style-name="T10">"piotr"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 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3">fixName</text:span></text:span><text:span text:style-name="Source_20_Text"><text:span text:style-name="T11">(</text:span></text:span><text:span text:style-name="Source_20_Text"><text:span text:style-name="T10">"kowalski"</text:span></text:span><text:span text:style-name="Source_20_Text"><text:span text:style-name="T11">);</text:span></text:span></text:p>
      <text:p text:style-name="P14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result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Piotr Kowalski</text:span></text:span></text:p>
      <text:p text:style-name="P11"/>
      <text:p text:style-name="P2">Instrukcja return może zwracać dowolną wartość. Może to być tablica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returnArray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]</text:span></text:span><text:span text:style-name="Source_20_Text"><text:span text:style-name="T8"> </text:span></text:span><text:span text:style-name="Source_20_Text"><text:span text:style-name="T14">//zwracamy tablicę, którą poznasz niebawem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7">const</text:span></text:span><text:span text:style-name="Source_20_Text"><text:span text:style-name="T8"> resul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3">returnArray</text:span></text:span><text:span text:style-name="Source_20_Text"><text:span text:style-name="T11">();</text:span></text:span></text:p>
      <text:p text:style-name="P14"/>
      <text:p text:style-name="P14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result</text:span></text:span><text:span text:style-name="Source_20_Text"><text:span text:style-name="T11">[</text:span></text:span><text:span text:style-name="Source_20_Text"><text:span text:style-name="T12">0</text:span></text:span><text:span text:style-name="Source_20_Text"><text:span text:style-name="T11">]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|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result</text:span></text:span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]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|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result</text:span></text:span><text:span text:style-name="Source_20_Text"><text:span text:style-name="T11">[</text:span></text:span><text:span text:style-name="Source_20_Text"><text:span text:style-name="T12">2</text:span></text:span><text:span text:style-name="Source_20_Text"><text:span text:style-name="T11">]);</text:span></text:span><text:span text:style-name="Source_20_Text"><text:span text:style-name="T8"> </text:span></text:span><text:span text:style-name="Source_20_Text"><text:span text:style-name="T14">//wypisze 1|2|3</text:span></text:span></text:p>
      <text:p text:style-name="P11"/>
      <text:p text:style-name="P2">...lub obiekt: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returnObject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8"/></text:span></text:span><text:span text:style-name="Source_20_Text"><text:span text:style-name="T8">first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2">1</text:span></text:span><text:span text:style-name="Source_20_Text"><text:span text:style-name="T11">,</text:span></text:span></text:p>
      <text:p text:style-name="P14"><text:span text:style-name="Source_20_Text"><text:span text:style-name="T9"><text:s text:c="8"/></text:span></text:span><text:span text:style-name="Source_20_Text"><text:span text:style-name="T8">second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2">2</text:span></text:span><text:span text:style-name="Source_20_Text"><text:span text:style-name="T11">,</text:span></text:span></text:p>
      <text:p text:style-name="P14"><text:span text:style-name="Source_20_Text"><text:span text:style-name="T9"><text:s text:c="8"/></text:span></text:span><text:span text:style-name="Source_20_Text"><text:span text:style-name="T8">third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2">3</text:span></text:span></text:p>
      <text:p text:style-name="P14"><text:span text:style-name="Source_20_Text"><text:span text:style-name="T9"><text:s text:c="4"/></text:span></text:span><text:span text:style-name="Source_20_Text"><text:span text:style-name="T11">}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7">const</text:span></text:span><text:span text:style-name="Source_20_Text"><text:span text:style-name="T8"> result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3">returnObject</text:span></text:span><text:span text:style-name="Source_20_Text"><text:span text:style-name="T11">();</text:span></text:span></text:p>
      <text:p text:style-name="P14"/>
      <text:p text:style-name="P14"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result</text:span></text:span><text:span text:style-name="Source_20_Text"><text:span text:style-name="T11">.</text:span></text:span><text:span text:style-name="Source_20_Text"><text:span text:style-name="T8">first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|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result</text:span></text:span><text:span text:style-name="Source_20_Text"><text:span text:style-name="T11">.</text:span></text:span><text:span text:style-name="Source_20_Text"><text:span text:style-name="T8">second </text:span></text:span><text:span text:style-name="Source_20_Text"><text:span text:style-name="T10">+</text:span></text:span><text:span text:style-name="Source_20_Text"><text:span text:style-name="T8"> </text:span></text:span><text:span text:style-name="Source_20_Text"><text:span text:style-name="T10">'|'</text:span></text:span><text:span text:style-name="Source_20_Text"><text:span text:style-name="T8"> </text:span></text:span><text:span text:style-name="Source_20_Text"><text:span text:style-name="T10">+</text:span></text:span><text:span text:style-name="Source_20_Text"><text:span text:style-name="T8"> result</text:span></text:span><text:span text:style-name="Source_20_Text"><text:span text:style-name="T11">.</text:span></text:span><text:span text:style-name="Source_20_Text"><text:span text:style-name="T8">third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4">//wypisze 1|2|3</text:span></text:span></text:p>
      <text:p text:style-name="P11"/>
      <text:p text:style-name="P2">lub inne funkcje, o czym przekonasz się nieco później.</text:p>
      <text:p text:style-name="P8"><text:soft-page-break/>Czekaj, czekaj. Nie tak prędko!<text:line-break/>Do tego wszystkiego jeszcze dojdziemy.<text:line-break/>Na chwilę obecną najważniejsze jest byś zapamiętał, że funkcja to zamknięty fragment kodu, który możesz wywołać z "każdego miejsca" w każdym czasie. Nie musi to być kod odpalany od razu przy pierwszym wywołaniu skryptu (tak jakbyś pisał wszystko jedno pod drugim), a później - na przykład po kliknięciu na przycisk.<text:line-break/>Taki fragment kodu możesz potem parametryzować za pomocą atrybutów funkcji.<text:line-break/>Dodatkowo ten fragment kodu może zwracać jakiś wynik, który bardzo łatwo można wykorzystywać przy instrukcjach sprawdzających, równaniach itp.</text:p>
      <text:p text:style-name="P2">Zanim przejdziemy dalej, chciałbym byś zwrócił uwagę na jedną dość ważną cechę funkcji.<text:line-break/>Spójrz na poniższy kod:</text:p>
      <text:p text:style-name="P6"><text:span text:style-name="Source_20_Text"><text:span text:style-name="T7">const</text:span></text:span><text:span text:style-name="Source_20_Text"><text:span text:style-name="T8"> i </text:span></text:span><text:span text:style-name="Source_20_Text"><text:span text:style-name="T10">=</text:span></text:span><text:span text:style-name="Source_20_Text"><text:span text:style-name="T8"> Math</text:span></text:span><text:span text:style-name="Source_20_Text"><text:span text:style-name="T11">.</text:span></text:span><text:span text:style-name="Source_20_Text"><text:span text:style-name="T13">abs</text:span></text:span><text:span text:style-name="Source_20_Text"><text:span text:style-name="T11">(</text:span></text:span><text:span text:style-name="Source_20_Text"><text:span text:style-name="T10">-</text:span></text:span><text:span text:style-name="Source_20_Text"><text:span text:style-name="T12">20</text:span></text:span><text:span text:style-name="Source_20_Text"><text:span text:style-name="T11">);</text:span></text:span></text:p>
      <text:p text:style-name="P14"><text:span text:style-name="Source_20_Text"><text:span text:style-name="T7">const</text:span></text:span><text:span text:style-name="Source_20_Text"><text:span text:style-name="T8"> j </text:span></text:span><text:span text:style-name="Source_20_Text"><text:span text:style-name="T10">=</text:span></text:span><text:span text:style-name="Source_20_Text"><text:span text:style-name="T8"> Math</text:span></text:span><text:span text:style-name="Source_20_Text"><text:span text:style-name="T11">.</text:span></text:span><text:span text:style-name="Source_20_Text"><text:span text:style-name="T13">pow</text:span></text:span><text:span text:style-name="Source_20_Text"><text:span text:style-name="T11">(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);</text:span></text:span></text:p>
      <text:p text:style-name="P14"><text:span text:style-name="Source_20_Text"><text:span text:style-name="T7">const</text:span></text:span><text:span text:style-name="Source_20_Text"><text:span text:style-name="T8"> k </text:span></text:span><text:span text:style-name="Source_20_Text"><text:span text:style-name="T10">=</text:span></text:span><text:span text:style-name="Source_20_Text"><text:span text:style-name="T8"> Math</text:span></text:span><text:span text:style-name="Source_20_Text"><text:span text:style-name="T11">.</text:span></text:span><text:span text:style-name="Source_20_Text"><text:span text:style-name="T13">max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2">3</text:span></text:span><text:span text:style-name="Source_20_Text"><text:span text:style-name="T11">);</text:span></text:span></text:p>
      <text:p text:style-name="P11"/>
      <text:p text:style-name="P4"><text:span text:style-name="T3">Wywołujemy tutaj znane już nam funkcje. Zauważ, że w powyższym kodzie skupiamy się tylko na wywołaniu funkcji. Interesuje nas to, jakich parametrów wymaga dana funkcja, oraz to co ona nam zwróci.<text:line-break/>Skąd mamy wiedzieć te rzeczy? Z opisu danych funkcji - np. </text:span><text:a xlink:type="simple" xlink:href="https://developer.mozilla.org/pl/docs/Web/JavaScript/Referencje/Obiekty/Math/abs" text:style-name="Internet_20_link" text:visited-style-name="Visited_20_Internet_20_Link"><text:span text:style-name="T1">tego</text:span></text:a><text:span text:style-name="T3">, </text:span><text:a xlink:type="simple" xlink:href="https://developer.mozilla.org/pl/docs/Web/JavaScript/Referencje/Obiekty/Math/pow" text:style-name="Internet_20_link" text:visited-style-name="Visited_20_Internet_20_Link"><text:span text:style-name="T1">tego</text:span></text:a><text:span text:style-name="T3"> i </text:span><text:a xlink:type="simple" xlink:href="https://developer.mozilla.org/pl/docs/Web/JavaScript/Referencje/Obiekty/Math/max" text:style-name="Internet_20_link" text:visited-style-name="Visited_20_Internet_20_Link"><text:span text:style-name="T1">tego</text:span></text:a><text:span text:style-name="T3">.</text:span></text:p>
      <text:p text:style-name="P2">Czy jest dla nas ważne jak taka funkcja oblicza dany wynik? Może autor do wyliczenia maksymalnej liczby wykorzystał kilka ifów? A może wykorzystał jakieś sortowanie lub zastosował pętlę? Nie jest to dla nas ważne. Nas interesuje tylko to jak taki klocek użyć i co on nam zwróci. To też jest bardzo istotna cecha funkcji. Dzięki temu skupiamy się na używaniu klocków, a nie dokładnym wnikaniu jak podszedł do tematu twórca danej funkcji.</text:p>
      <text:p text:style-name="P1"><draw:frame draw:style-name="fr1" draw:name="grafika1" text:anchor-type="as-char" svg:width="11.483cm" svg:height="6.773cm" draw:z-index="0"><draw:image xlink:href="https://kursjs.pl/kurs/super-podstawy/funkcja.png" xlink:type="simple" xlink:show="embed" xlink:actuate="onLoad"/><svg:title>Działanie funkcji</svg:title></draw:frame></text:p>
      <text:h text:style-name="P9" text:outline-level="2"/>
      <text:p text:style-name="P3"/>
      <text:p text:style-name="P3"/>
      <text:h text:style-name="P9" text:outline-level="2"><text:bookmark text:name="wyrazenie-funkcyjne"/><text:soft-page-break/>Wyrażenie funkcyjne</text:h>
      <text:p text:style-name="P2">Do tej pory poznaliśmy jeden sposób deklaracji funkcji.</text:p>
      <text:p text:style-name="P6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myFunc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</text:span></text:span></text:p>
      <text:p text:style-name="P13"/>
      <text:p text:style-name="P4"><text:span text:style-name="T3">Jest to tak zwana </text:span><text:span text:style-name="Strong_20_Emphasis"><text:span text:style-name="T15">deklaracja funkcji</text:span></text:span><text:span text:style-name="T15">.</text:span></text:p>
      <text:p text:style-name="P4"><text:span text:style-name="T3">Drugi sposób zwie się </text:span><text:span text:style-name="Strong_20_Emphasis"><text:span text:style-name="T15">wyrażeniem funkcyjnym</text:span></text:span><text:span text:style-name="T3">. Funkcję od razu podstawiamy pod zmienną:</text:span></text:p>
      <text:p text:style-name="P6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unc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</text:span></text:span></text:p>
      <text:p text:style-name="P11"/>
      <text:p text:style-name="P4"><text:span text:style-name="T3">W powyższym kodzie pod zmienną podstawiliśmy tak zwaną </text:span><text:span text:style-name="Strong_20_Emphasis"><text:span text:style-name="T6">funkcję anonimową</text:span></text:span><text:span text:style-name="T3">, czyli funkcję, która nie ma nazwy.</text:span></text:p>
      <text:p text:style-name="P12"><text:span text:style-name="T3">Wyrażenie i definicja różnią się od siebie nie tylko sposobem zapisu, ale także tym, jak taki kod jest interpretowany przez przeglądarkę.<text:line-break/>Funkcja zadeklarowana za pomocą deklaracji jest od razu dostępna dla całego skryptu. Możemy więc odwoływać się do funkcji, która jest zadeklarowana później w kodzie. Działa tutaj mechanizm hoistingu, </text:span><text:a xlink:type="simple" xlink:href="https://kursjs.pl/kurs/super-podstawy/zmienne.php#hoisting" text:style-name="Internet_20_link" text:visited-style-name="Visited_20_Internet_20_Link"><text:span text:style-name="T1">znany ze zmiennych</text:span></text:a><text:span text:style-name="T3">. </text:span><text:span text:style-name="T4">Funkcje utworzone przez deklarację, poza naszymi plecami są przenoszone na początek danego scope (zasięgu).</text:span><text:span text:style-name="T3"><text:line-break/><text:line-break/>Przy wyrażeniu funkcyjnym mechanizm ten nie działa, a takie przedwczesne odwołanie się do funkcji jest niemożliwe. Funkcja zdefiniowana za pomocą wyrażenia musi być zadeklarowana przed jej wywołaniem:</text:span></text:p>
      <text:p text:style-name="P6"><text:span text:style-name="Source_20_Text"><text:span text:style-name="T13">myFunction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Tutaj jest ok</text:span></text:span></text:p>
      <text:p text:style-name="P14"/>
      <text:p text:style-name="P14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3">my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'...'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1"/>
      <text:p text:style-name="P6"><text:span text:style-name="Source_20_Text"><text:span text:style-name="T13">myFunction</text:span></text:span><text:span text:style-name="Source_20_Text"><text:span text:style-name="T11">();</text:span></text:span><text:span text:style-name="Source_20_Text"><text:span text:style-name="T8"> </text:span></text:span><text:span text:style-name="Source_20_Text"><text:span text:style-name="T14">//Ee, ee - Błąd</text:span></text:span></text:p>
      <text:p text:style-name="P14"/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unction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10">'...'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2"><text:soft-page-break/>W praktyce nawet jeżeli deklarujesz funkcje za pomocą definicji (czyli tak jak robiliśmy dotychczas) trzymaj się poprawnego programowania. Czyli na początku twórz funkcję i zmienne, a potem ich używaj. Nigdy na odwrót, bo psuje to logikę kodu, a i powoduje cięższe odnajdywanie się w kodzie (stąd też sporo osób woli deklarować funkcje przez wyrażenia).</text:p>
      <text:h text:style-name="P9" text:outline-level="2"><text:bookmark text:name="anonimowe-funkcje"/>Funkcje anonimowe</text:h>
      <text:p text:style-name="P4"><text:span text:style-name="T3">Jak widzisz powyżej, pod zmienną podstawiliśmy funkcję, która nie ma własnej nazwy. Taka funkcja bez nazwy zwie się </text:span><text:span text:style-name="Strong_20_Emphasis"><text:span text:style-name="T6">funkcją anonimową</text:span></text:span><text:span text:style-name="T3">. Takie funkcje bardzo często stosuje się w przypadku pracy z </text:span><text:a xlink:type="simple" xlink:href="https://kursjs.pl/kurs/events/events.php" text:style-name="Internet_20_link" text:visited-style-name="Visited_20_Internet_20_Link"><text:span text:style-name="T1">eventami</text:span></text:a><text:span text:style-name="T3">, gdzie nie występuje nawet użycie dodatkowej zmiennej:</text:span></text:p>
      <text:p text:style-name="P6"><text:span text:style-name="Source_20_Text"><text:span text:style-name="T7">const</text:span></text:span><text:span text:style-name="Source_20_Text"><text:span text:style-name="T8"> elem </text:span></text:span><text:span text:style-name="Source_20_Text"><text:span text:style-name="T10">=</text:span></text:span><text:span text:style-name="Source_20_Text"><text:span text:style-name="T8"> document</text:span></text:span><text:span text:style-name="Source_20_Text"><text:span text:style-name="T11">.</text:span></text:span><text:span text:style-name="Source_20_Text"><text:span text:style-name="T13">querySelector</text:span></text:span><text:span text:style-name="Source_20_Text"><text:span text:style-name="T11">(</text:span></text:span><text:span text:style-name="Source_20_Text"><text:span text:style-name="T10">'.element'</text:span></text:span><text:span text:style-name="Source_20_Text"><text:span text:style-name="T11">);</text:span></text:span></text:p>
      <text:p text:style-name="P14"><text:span text:style-name="Source_20_Text"><text:span text:style-name="T8">elem</text:span></text:span><text:span text:style-name="Source_20_Text"><text:span text:style-name="T11">.</text:span></text:span><text:span text:style-name="Source_20_Text"><text:span text:style-name="T13">addEventListener</text:span></text:span><text:span text:style-name="Source_20_Text"><text:span text:style-name="T11">(</text:span></text:span><text:span text:style-name="Source_20_Text"><text:span text:style-name="T10">'click'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);</text:span></text:span></text:p>
      <text:p text:style-name="P11"/>
      <text:p text:style-name="P4"><text:span text:style-name="T3">Czy na przykład przy pracy z </text:span><text:a xlink:type="simple" xlink:href="https://kursjs.pl/kurs/super-podstawy/tablice-iteracje.php#forEach" text:style-name="Internet_20_link" text:visited-style-name="Visited_20_Internet_20_Link"><text:span text:style-name="T1">metodami tablic</text:span></text:a><text:span text:style-name="T3">:</text:span></text:p>
      <text:p text:style-name="P6"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].</text:span></text:span><text:span text:style-name="Source_20_Text"><text:span text:style-name="T13">forEach</text:span></text:span><text:span text:style-name="Source_20_Text"><text:span text:style-name="T11">(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;</text:span></text:span></text:p>
      <text:p text:style-name="P14"><text:span text:style-name="Source_20_Text"><text:span text:style-name="T11">});</text:span></text:span></text:p>
      <text:p text:style-name="P14"/>
      <text:p text:style-name="P14"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].</text:span></text:span><text:span text:style-name="Source_20_Text"><text:span text:style-name="T13">map</text:span></text:span><text:span text:style-name="Source_20_Text"><text:span text:style-name="T11">(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el</text:span></text:span><text:span text:style-name="Source_20_Text"><text:span text:style-name="T10">*</text:span></text:span><text:span text:style-name="Source_20_Text"><text:span text:style-name="T12">2</text:span></text:span><text:span text:style-name="Source_20_Text"><text:span text:style-name="T11">;</text:span></text:span></text:p>
      <text:p text:style-name="P14"><text:span text:style-name="Source_20_Text"><text:span text:style-name="T11">});</text:span></text:span></text:p>
      <text:p text:style-name="P11"/>
      <text:p text:style-name="P4"><text:span text:style-name="T3">Funkcję anonimową zastosujemy jeszcze w kilku innych sytuacjach - np. w </text:span><text:a xlink:type="simple" xlink:href="https://kursjs.pl/kurs/events/events.php" text:style-name="Internet_20_link" text:visited-style-name="Visited_20_Internet_20_Link"><text:span text:style-name="T1">eventach</text:span></text:a><text:span text:style-name="T3">, </text:span><text:a xlink:type="simple" xlink:href="https://kursjs.pl/kurs/super-podstawy/funkcje-zaawansowane.php#callback" text:style-name="Internet_20_link" text:visited-style-name="Visited_20_Internet_20_Link"><text:span text:style-name="T1">callbackach</text:span></text:a><text:span text:style-name="T3"> czy </text:span><text:a xlink:type="simple" xlink:href="https://kursjs.pl/kurs/super-podstawy/funkcje-zaawansowane.php#iife" text:style-name="Internet_20_link" text:visited-style-name="Visited_20_Internet_20_Link"><text:span text:style-name="T1">IIFE</text:span></text:a></text:p>
      <text:h text:style-name="P9" text:outline-level="2"/>
      <text:p text:style-name="P3"/>
      <text:p text:style-name="P3"/>
      <text:p text:style-name="P3"/>
      <text:p text:style-name="P3"/>
      <text:p text:style-name="P3"/>
      <text:h text:style-name="P9" text:outline-level="2"><text:bookmark text:name="funkcja-strzałkowa"/><text:soft-page-break/>Funkcja strzałkowa</text:h>
      <text:p text:style-name="P4"><text:span text:style-name="T3">W ES6 został wprowadzony jeszcze jeden zapis </text:span><text:span text:style-name="Strong_20_Emphasis"><text:span text:style-name="T6">wyrażenia funkcyjnego</text:span></text:span><text:span text:style-name="T3"> zwany </text:span><text:span text:style-name="Strong_20_Emphasis"><text:span text:style-name="T6">funkcją strzałkową</text:span></text:span><text:span text:style-name="T3">.</text:span></text:p>
      <text:p text:style-name="P6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unction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;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unction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=&gt;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9"> 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; }</text:span></text:span></text:p>
      <text:p text:style-name="P21">Funkcja strzałkowa tyczy się tylko wyrażeń funkcyjnych. Dla definicji nie może być użyta.</text:p>
      <text:p text:style-name="P2">Funkcja strzałkowa ma 2 kluczowe zadania: skrócenie zapisu, oraz nie zmieniane kontekstu this.</text:p>
      <text:p text:style-name="P4"><text:span text:style-name="T3">Do tego drugiego tematu jeszcze powrócimy (</text:span><text:a xlink:type="simple" xlink:href="https://kursjs.pl/kurs/obiekty/obiekty-zaawansowane-this.php#funkcja-strzalkowa" text:style-name="Internet_20_link" text:visited-style-name="Visited_20_Internet_20_Link"><text:span text:style-name="T1">tu</text:span></text:a><text:span text:style-name="T3"> i </text:span><text:a xlink:type="simple" xlink:href="https://kursjs.pl/kurs/es6/funkcja-strzalkowa.php" text:style-name="Internet_20_link" text:visited-style-name="Visited_20_Internet_20_Link"><text:span text:style-name="T1">tu</text:span></text:a><text:span text:style-name="T3">). Na razie skupmy się na skróconym zapisie.</text:span></text:p>
      <text:p text:style-name="P4"><text:span text:style-name="T3">Ogólnie użycie funkcji strzałkowej polega na zamianie słowa </text:span><text:span text:style-name="Strong_20_Emphasis"><text:span text:style-name="T6">function</text:span></text:span><text:span text:style-name="T3"> na strzałkę czyli tak zwany </text:span><text:span text:style-name="Strong_20_Emphasis"><text:span text:style-name="T6">fat arrow</text:span></text:span><text:span text:style-name="T3">:</text:span></text:p>
      <text:p text:style-name="P6"><text:span text:style-name="Source_20_Text"><text:span text:style-name="T14">//wyrażenie funkcyjne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</text:span></text:span></text:p>
      <text:p text:style-name="P14"/>
      <text:p text:style-name="P14"><text:span text:style-name="Source_20_Text"><text:span text:style-name="T14">//funkcja strzałkowa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=&gt;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Przy skracaniu zapisu za pomocą funkcji strzałkowej obowiązuje nas kilka prostych zasad:</text:p>
      <text:p text:style-name="P6"><text:span text:style-name="Source_20_Text"><text:span text:style-name="T14">//jeżeli funkcja nie ma parametrów, dajemy nawiasy i strzałkę (fat arrow)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10">...</text:span></text:span><text:span text:style-name="Source_20_Text"><text:span text:style-name="T8"> </text:span></text:span><text:span text:style-name="Source_20_Text"><text:span text:style-name="T11">}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=&gt;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10">...</text:span></text:span><text:span text:style-name="Source_20_Text"><text:span text:style-name="T8"> </text:span></text:span><text:span text:style-name="Source_20_Text"><text:span text:style-name="T11">}</text:span></text:span></text:p>
      <text:p text:style-name="P14"/>
      <text:p text:style-name="P14"><text:span text:style-name="Source_20_Text"><text:span text:style-name="T14">//jeżeli funkcja wymaga tylko jednego parametru pomijamy nawiasy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10">...</text:span></text:span><text:span text:style-name="Source_20_Text"><text:span text:style-name="T8"> </text:span></text:span><text:span text:style-name="Source_20_Text"><text:span text:style-name="T11">}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a </text:span></text:span><text:span text:style-name="Source_20_Text"><text:span text:style-name="T10">=&gt;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10">...</text:span></text:span><text:span text:style-name="Source_20_Text"><text:span text:style-name="T8"> </text:span></text:span><text:span text:style-name="Source_20_Text"><text:span text:style-name="T11">}</text:span></text:span></text:p>
      <text:p text:style-name="P14"/>
      <text:p text:style-name="P14"><text:span text:style-name="Source_20_Text"><text:span text:style-name="T14">//jeżeli funkcja wymaga większej ilości parametrów, dajemy nawiasy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10">...</text:span></text:span><text:span text:style-name="Source_20_Text"><text:span text:style-name="T8"> </text:span></text:span><text:span text:style-name="Source_20_Text"><text:span text:style-name="T11">}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,</text:span></text:span><text:span text:style-name="Source_20_Text"><text:span text:style-name="T8"> b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0">=&gt;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10">...</text:span></text:span><text:span text:style-name="Source_20_Text"><text:span text:style-name="T8"> </text:span></text:span><text:span text:style-name="Source_20_Text"><text:span text:style-name="T11">}</text:span></text:span></text:p>
      <text:p text:style-name="P14"/>
      <text:p text:style-name="P14"><text:span text:style-name="Source_20_Text"><text:span text:style-name="T14">//jeżeli funkcja zwraca tylko jedną instrukcję możemy pominąć klamry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}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a </text:span></text:span><text:span text:style-name="Source_20_Text"><text:span text:style-name="T10">=&gt;</text:span></text:span><text:span text:style-name="Source_20_Text"><text:span text:style-name="T8"> 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);</text:span></text:span></text:p>
      <text:p text:style-name="P14"/>
      <text:p text:style-name="P14"><text:span text:style-name="Source_20_Text"><text:span text:style-name="T14">//jeżeli funkcja tylko coś zwraca, możemy pominąć instrukcję return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a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text:span text:style-name="Source_20_Text"><text:span text:style-name="T8"> </text:span></text:span><text:span text:style-name="Source_20_Text"><text:span text:style-name="T7">return</text:span></text:span><text:span text:style-name="Source_20_Text"><text:span text:style-name="T8"> a </text:span></text:span><text:span text:style-name="Source_20_Text"><text:span text:style-name="T10">*</text:span></text:span><text:span text:style-name="Source_20_Text"><text:span text:style-name="T8"> a</text:span></text:span><text:span text:style-name="Source_20_Text"><text:span text:style-name="T11">;</text:span></text:span><text:span text:style-name="Source_20_Text"><text:span text:style-name="T8"> </text:span></text:span><text:span text:style-name="Source_20_Text"><text:span text:style-name="T11">}</text:span></text:span></text:p>
      <text:p text:style-name="P14"><text:span text:style-name="Source_20_Text"><text:span text:style-name="T7">const</text:span></text:span><text:span text:style-name="Source_20_Text"><text:span text:style-name="T8"> </text:span></text:span><text:span text:style-name="Source_20_Text"><text:span text:style-name="T13">myF</text:span></text:span><text:span text:style-name="Source_20_Text"><text:span text:style-name="T8"> </text:span></text:span><text:span text:style-name="Source_20_Text"><text:span text:style-name="T10">=</text:span></text:span><text:span text:style-name="Source_20_Text"><text:span text:style-name="T8"> a </text:span></text:span><text:span text:style-name="Source_20_Text"><text:span text:style-name="T10">=&gt;</text:span></text:span><text:span text:style-name="Source_20_Text"><text:span text:style-name="T8"> a </text:span></text:span><text:span text:style-name="Source_20_Text"><text:span text:style-name="T10">*</text:span></text:span><text:span text:style-name="Source_20_Text"><text:span text:style-name="T8"> a</text:span></text:span><text:span text:style-name="Source_20_Text"><text:span text:style-name="T11">;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Powyżej mieliśmy przykłady dla podpięcia eventu czy iterowania po tablicach. W obydwu przypadkach możemy użyć funkcji strzałkowej:</text:p>
      <text:p text:style-name="P6"><text:span text:style-name="Source_20_Text"><text:span text:style-name="T7">const</text:span></text:span><text:span text:style-name="Source_20_Text"><text:span text:style-name="T8"> elem </text:span></text:span><text:span text:style-name="Source_20_Text"><text:span text:style-name="T10">=</text:span></text:span><text:span text:style-name="Source_20_Text"><text:span text:style-name="T8"> document</text:span></text:span><text:span text:style-name="Source_20_Text"><text:span text:style-name="T11">.</text:span></text:span><text:span text:style-name="Source_20_Text"><text:span text:style-name="T13">querySelector</text:span></text:span><text:span text:style-name="Source_20_Text"><text:span text:style-name="T11">(</text:span></text:span><text:span text:style-name="Source_20_Text"><text:span text:style-name="T10">'.element'</text:span></text:span><text:span text:style-name="Source_20_Text"><text:span text:style-name="T11">);</text:span></text:span></text:p>
      <text:p text:style-name="P14"><text:span text:style-name="Source_20_Text"><text:span text:style-name="T8">elem</text:span></text:span><text:span text:style-name="Source_20_Text"><text:span text:style-name="T11">.</text:span></text:span><text:span text:style-name="Source_20_Text"><text:span text:style-name="T13">addEventListener</text:span></text:span><text:span text:style-name="Source_20_Text"><text:span text:style-name="T11">(</text:span></text:span><text:span text:style-name="Source_20_Text"><text:span text:style-name="T10">'click'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7">function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);</text:span></text:span></text:p>
      <text:p text:style-name="P14"/>
      <text:p text:style-name="P14"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].</text:span></text:span><text:span text:style-name="Source_20_Text"><text:span text:style-name="T13">forEach</text:span></text:span><text:span text:style-name="Source_20_Text"><text:span text:style-name="T11">(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8">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;</text:span></text:span></text:p>
      <text:p text:style-name="P14"><text:span text:style-name="Source_20_Text"><text:span text:style-name="T11">});</text:span></text:span></text:p>
      <text:p text:style-name="P14"/>
      <text:p text:style-name="P14"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].</text:span></text:span><text:span text:style-name="Source_20_Text"><text:span text:style-name="T13">map</text:span></text:span><text:span text:style-name="Source_20_Text"><text:span text:style-name="T11">(</text:span></text:span><text:span text:style-name="Source_20_Text"><text:span text:style-name="T7">function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el</text:span></text:span><text:span text:style-name="Source_20_Text"><text:span text:style-name="T10">*</text:span></text:span><text:span text:style-name="Source_20_Text"><text:span text:style-name="T12">2</text:span></text:span><text:span text:style-name="Source_20_Text"><text:span text:style-name="T11">;</text:span></text:span></text:p>
      <text:p text:style-name="P14"><text:span text:style-name="Source_20_Text"><text:span text:style-name="T11">});</text:span></text:span></text:p>
      <text:p text:style-name="P11"/>
      <text:p text:style-name="P2">Zamienimy na:</text:p>
      <text:p text:style-name="P6"><text:span text:style-name="Source_20_Text"><text:span text:style-name="T7">const</text:span></text:span><text:span text:style-name="Source_20_Text"><text:span text:style-name="T8"> elem </text:span></text:span><text:span text:style-name="Source_20_Text"><text:span text:style-name="T10">=</text:span></text:span><text:span text:style-name="Source_20_Text"><text:span text:style-name="T8"> document</text:span></text:span><text:span text:style-name="Source_20_Text"><text:span text:style-name="T11">.</text:span></text:span><text:span text:style-name="Source_20_Text"><text:span text:style-name="T13">querySelector</text:span></text:span><text:span text:style-name="Source_20_Text"><text:span text:style-name="T11">(</text:span></text:span><text:span text:style-name="Source_20_Text"><text:span text:style-name="T10">'.element'</text:span></text:span><text:span text:style-name="Source_20_Text"><text:span text:style-name="T11">);</text:span></text:span></text:p>
      <text:p text:style-name="P14"><text:span text:style-name="Source_20_Text"><text:span text:style-name="T8">elem</text:span></text:span><text:span text:style-name="Source_20_Text"><text:span text:style-name="T11">.</text:span></text:span><text:span text:style-name="Source_20_Text"><text:span text:style-name="T13">addEventListener</text:span></text:span><text:span text:style-name="Source_20_Text"><text:span text:style-name="T11">(</text:span></text:span><text:span text:style-name="Source_20_Text"><text:span text:style-name="T10">'click'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1">()</text:span></text:span><text:span text:style-name="Source_20_Text"><text:span text:style-name="T8"> </text:span></text:span><text:span text:style-name="Source_20_Text"><text:span text:style-name="T10">=&gt;</text:span></text:span><text:span text:style-name="Source_20_Text"><text:span text:style-name="T8"> </text:span></text:span><text:span text:style-name="Source_20_Text"><text:span text:style-name="T11">{</text:span></text:span></text:p>
      <text:p text:style-name="P14"><text:span text:style-name="Source_20_Text"><text:span text:style-name="T9"><text:s text:c="4"/></text:span></text:span><text:span text:style-name="Source_20_Text"><text:span text:style-name="T10">...</text:span></text:span></text:p>
      <text:p text:style-name="P14"><text:span text:style-name="Source_20_Text"><text:span text:style-name="T11">});</text:span></text:span></text:p>
      <text:p text:style-name="P14"/>
      <text:p text:style-name="P14"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].</text:span></text:span><text:span text:style-name="Source_20_Text"><text:span text:style-name="T13">forEach</text:span></text:span><text:span text:style-name="Source_20_Text"><text:span text:style-name="T11">(</text:span></text:span><text:span text:style-name="Source_20_Text"><text:span text:style-name="T8">el </text:span></text:span><text:span text:style-name="Source_20_Text"><text:span text:style-name="T10">=&gt;</text:span></text:span><text:span text:style-name="Source_20_Text"><text:span text:style-name="T8"> console</text:span></text:span><text:span text:style-name="Source_20_Text"><text:span text:style-name="T11">.</text:span></text:span><text:span text:style-name="Source_20_Text"><text:span text:style-name="T13">log</text:span></text:span><text:span text:style-name="Source_20_Text"><text:span text:style-name="T11">(</text:span></text:span><text:span text:style-name="Source_20_Text"><text:span text:style-name="T8">el</text:span></text:span><text:span text:style-name="Source_20_Text"><text:span text:style-name="T11">));</text:span></text:span></text:p>
      <text:p text:style-name="P14"/>
      <text:p text:style-name="P14"><text:span text:style-name="Source_20_Text"><text:span text:style-name="T11">[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12">3</text:span></text:span><text:span text:style-name="Source_20_Text"><text:span text:style-name="T11">].</text:span></text:span><text:span text:style-name="Source_20_Text"><text:span text:style-name="T13">map</text:span></text:span><text:span text:style-name="Source_20_Text"><text:span text:style-name="T11">(</text:span></text:span><text:span text:style-name="Source_20_Text"><text:span text:style-name="T8">el </text:span></text:span><text:span text:style-name="Source_20_Text"><text:span text:style-name="T10">=&gt;</text:span></text:span><text:span text:style-name="Source_20_Text"><text:span text:style-name="T8"> el</text:span></text:span><text:span text:style-name="Source_20_Text"><text:span text:style-name="T10">*</text:span></text:span><text:span text:style-name="Source_20_Text"><text:span text:style-name="T12">2</text:span></text:span><text:span text:style-name="Source_20_Text"><text:span text:style-name="T11">);</text:span></text:span></text:p>
      <text:p text:style-name="P11"/>
      <text:p text:style-name="P11"/>
      <text:p text:style-name="P11"/>
      <text:h text:style-name="P10" text:outline-level="2"><text:bookmark text:name="zadania"/>Trening czyni mistrza</text:h>
      <text:p text:style-name="P17">Poniżej zamieszczam kilka zadań, które w ramach ćwiczenia możesz wykonać. Funkcje są bardzo ważne, dlatego zadań nieco więcej.</text:p>
      <text:list xml:id="list3445446860360380574" text:style-name="L1">
        <text:list-item>
          <text:p text:style-name="P22">Napisz funkcję, która przyjmie jeden parametr - dowolny tekst<text:line-break/>Funkcja niech ZWRACA tekst "Liczba liter: ...." gdzie .... to liczba liter tekstu.</text:p>
          <text:p text:style-name="P22"/>
        </text:list-item>
        <text:list-item>
          <text:p text:style-name="P22"><text:soft-page-break/>Napisz funkcje, która zsumuje przekazaną do niej tablicę i zwraca wynik (sumę)</text:p>
          <text:p text:style-name="P22"/>
        </text:list-item>
        <text:list-item>
          <text:p text:style-name="P22">Napisz funkcję, która przyjmie dowolny tekst<text:line-break/>Funkcja niech zwraca tekst, który ma zmiksowana wielkość liter np:<text:line-break/>input -&gt; Ala ma kota<text:line-break/>output -&gt; AlA Ma kOtA</text:p>
          <text:p text:style-name="P22"/>
        </text:list-item>
        <text:list-item>
          <text:p text:style-name="P22">Napisz funkcje, która będzie wymagać 2 atrybutów.<text:line-break/>Funkcja niech sprawdza, czy oba atrybuty są numerami.<text:line-break/>Funkcja ma zwracać iloczyn (*) obu liczb.<text:line-break/>Jeżeli któryś z atrybutów nie jest liczba, funkcja niech zwraca false.<text:line-break/>NIE Wywołuj na razie tej funkcji</text:p>
          <text:p text:style-name="P22"/>
        </text:list-item>
        <text:list-item>
          <text:p text:style-name="P22">Napisz funkcje, która przyjmuje 2 parametry:<text:line-break/>1) imię - np: Ala<text:line-break/>2) miesiąc - np: styczeń<text:line-break/><text:line-break/>Funkcja ma zwracać:<text:line-break/>- jeżeli miesiąc to -&gt; grudzień, styczeń, luty<text:line-break/>"Ala jeździ na sankach"<text:line-break/><text:line-break/>- jeżeli miesiąc to -&gt; marzec, kwiecień, maj<text:line-break/>"Ala chodzi po kałużach"<text:line-break/><text:line-break/>- jeżeli miesiąc to -&gt; czerwiec, lipiec, sierpień<text:line-break/>"Ala się opala"<text:line-break/><text:line-break/>- jeżeli miesiąc to -&gt; wrzesień, październik, listopad "Ala zbiera liście"</text:p>
        </text:list-item>
        <text:list-item>
          <text:p text:style-name="P22">Wywołaj funkcje z powyższego zadania przekazując do niej zmienne:<text:line-break/>- Twoje imię<text:line-break/>- dowolny miesiąc<text:line-break/><text:line-break/>Dopisz w tej funkcji zabezpieczenie, które pozwoli wpisać miesiąc małymi lub dużymi literami Jeżeli miesiąc jest "innym słowem", funkcja niech zwraca "Ala uczy się JavaScript"</text:p>
        </text:list-item>
        <text:list-item>
          <text:p text:style-name="P22"><text:soft-page-break/>Mamy przykładowy tekst:</text:p>
          <text:p text:style-name="P19"><text:span text:style-name="Source_20_Text"><text:span text:style-name="T7">const</text:span></text:span><text:span text:style-name="Source_20_Text"><text:span text:style-name="T8"> str </text:span></text:span><text:span text:style-name="Source_20_Text"><text:span text:style-name="T10">=</text:span></text:span><text:span text:style-name="Source_20_Text"><text:span text:style-name="T8"> </text:span></text:span><text:span text:style-name="Source_20_Text"><text:span text:style-name="T10">"Ania|Marcin|Bartek|Piotr|Kuba|Beata|Agnieszka"</text:span></text:span><text:span text:style-name="Source_20_Text"><text:span text:style-name="T11">;</text:span></text:span></text:p>
          <text:p text:style-name="P24"/>
          <text:p text:style-name="P22">Napisz funkcję, która przyjmie 2 atrybuty:<text:line-break/>- tekst<text:line-break/>- znak rozdziału (np |)<text:line-break/><text:line-break/>Skorzystaj z odpowiedniej metody String (poszukaj w necie), tak aby rozdzielić przekazany do funkcji tekst na części za pomocą przekazanego znaku rozdziału. W wyniku rozdzielenia powinieneś dostać tablicę. Funkcja niech posegreguje tą tablicę alfabetycznie. Następnie funkcja niech połączy tą tablicę w nowy tekst wstawiając między imiona znak wcześniejszego rozdziału. Skorzystaj tutaj z innej odpowiedniej metody js.<text:line-break/><text:line-break/>input -&gt; "Ania|Marcin|Bartek"<text:line-break/>output -&gt; "Ania|Bartek|Marcin"<text:line-break/><text:line-break/>Wywołaj tę funkcję przekazując do niej str z początku zadania</text:p>
          <text:p text:style-name="P22"/>
        </text:list-item>
        <text:list-item>
          <text:p text:style-name="P22">Wygeneruj pod zmienną "tab" 10-elementową tablicę z losowymi liczbami.<text:line-break/>Napisz funkcję getMinFromTab, do której przekażesz powyższą tablicę.<text:line-break/>Funkcja powinna zwrócić najmniejszą liczbę z tablicy.<text:line-break/>Za pomocą console.log wypisz wartość zwróconą przez funkcję.</text:p>
          <text:p text:style-name="P22"/>
        </text:list-item>
        <text:list-item>
          <text:p text:style-name="P22">Napisz 2 funkcje. Każda z nich niech przyjmuje tablicę imion.<text:line-break/><text:line-break/>Pierwsza funkcja niech zwraca nową tablicę, w której imiona są zapisane dużymi literami. Druga funkcja niech zwraca nową tablicę, w której imiona mają zmienną wielkość liter. W przypadku drugiej funkcji do zamiany imion skorzystaj z funkcji z zadania 2.<text:line-break/><text:line-break/>input -&gt; ["Ania" , "Marcin" , "Bartek" , "Piotr"]<text:line-break/>output1 -&gt; ["ANIA" , "MARCIN" , "BARTEK" , "PIOTR"]<text:line-break/>output2 -&gt; ["AnIa" , "MaRcIn" , "BaRtEk" , "PiOtR"]</text:p>
        </text:list-item>
      </text:list>
      <text:p text:style-name="P16"/>
      <text:p text:style-name="P16"/>
      <text:list xml:id="list36463581" text:continue-numbering="true" text:style-name="L1">
        <text:list-item>
          <text:p text:style-name="P22"><text:soft-page-break/>Napisz funkcję która przyjmie 2 atrybuty:<text:line-break/>- tekst<text:line-break/>- liczbę n<text:line-break/><text:line-break/>Funkcja niech zwraca napis będący powtórzony n razy:<text:line-break/>input : tekst: "ala", n: 4<text:line-break/>output: "alaalaalaala"<text:line-break/><text:line-break/>Funkcja niech sprawdza czy oba parametry są podane.<text:line-break/>Jeżeli parametr tekst nie jest podany lub nie jest tekstem, funkcja powinna go ustawić na pusty string "".<text:line-break/>Jeżeli parametr n nie jest podany, funkcja powinna ustawić go na 2.<text:line-break/><text:line-break/>Przykłady użycia:<text:line-break/><text:line-break/>input : tekst: "kot", n: 2<text:line-break/>output: "kotkot"<text:line-break/><text:line-break/>input : tekst: "x", n: nie podany<text:line-break/>output: "xx"<text:line-break/><text:line-break/>input : tekst: nie podany, n: 2<text:line-break/>output: ""</text:p>
          <text:p text:style-name="P22"/>
        </text:list-item>
        <text:list-item>
          <text:p text:style-name="P23"><text:span text:style-name="T3">Nie korzystając z gotowych funkcji Math.abs(), Math.pow() i Math.max() napisz ich proste odpowiedniki czyli funkcje </text:span><text:span text:style-name="Strong_20_Emphasis"><text:span text:style-name="T6">myAbs(nr), myPow(nr, pow) i myMax()</text:span></text:span><text:span text:style-name="T3">. Skorzystaj przy tym z instrukcji if i pętli.</text:span></text:p>
          <text:p text:style-name="P22"/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Q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26T16:26:10.22</dc:date>
    <meta:editing-duration>P2DT9H48M26S</meta:editing-duration>
    <meta:editing-cycles>24</meta:editing-cycles>
    <meta:document-statistic meta:table-count="0" meta:image-count="1" meta:object-count="0" meta:page-count="22" meta:paragraph-count="378" meta:word-count="3038" meta:character-count="20593"/>
  </office:meta>
</office:document-meta>
</file>